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189in"/>
    </style:style>
    <style:style style:name="co3" style:family="table-column">
      <style:table-column-properties fo:break-before="auto" style:column-width="1.204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pd1" style:data-style-name="N168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68">
      <style:table-cell-properties fo:background-color="#ec9ba4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68">
      <style:table-cell-properties fo:background-color="#ec9ba4" style:text-align-source="fix" style:repeat-content="false" fo:border="none"/>
      <style:paragraph-properties fo:text-align="center" fo:margin-left="0in"/>
    </style:style>
    <style:style style:name="ce14" style:family="table-cell" style:parent-style-name="Default" style:data-style-name="N168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68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pd1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ec9ba4"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ext-properties fo:font-size="14pt" style:font-size-asian="14pt" style:font-size-complex="14pt"/>
    </style:style>
    <style:style style:name="ce1" style:family="table-cell" style:parent-style-name="pd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ec9ba4" style:text-align-source="fix" style:repeat-content="false" fo:border="none"/>
      <style:paragraph-properties fo:text-align="center" fo:margin-left="0in"/>
    </style:style>
    <style:style style:name="ce27" style:family="table-cell" style:parent-style-name="Default" style:data-style-name="N0">
      <style:table-cell-properties fo:background-color="#ec9ba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0">
      <style:table-cell-properties fo:background-color="#ffdbb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ackground-color="#ffff00" fo:border="0.74pt solid #000000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transparent"/>
    </style:style>
    <style:style style:name="ce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 style:data-style-name="N168">
      <style:table-cell-properties fo:background-color="#ffd8ce" style:text-align-source="fix" style:repeat-content="fals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^&quot;;&quot;&lt;&quot;;&quot;&gt;&quot;;&quot;v&quot;;&quot;o&quot;;&quot;s&quot;;&quot;p&quot;;&quot;h&quot;;&quot;x&quot;;&quot;*&quot;;&quot;D&quot;;&quot;+&quot;)" table:allow-empty-cell="true" table:display-list="unsorted" table:base-cell-address="Sheet1.H2">
          <table:error-message table:message-type="stop" table:display="true"/>
        </table:content-validation>
        <table:content-validation table:name="val2" table:condition="of:cell-content-is-in-list(&quot;red&quot;;&quot;green&quot;;&quot;blue&quot;;&quot;lime&quot;;&quot;blueviolet&quot;;&quot;purple&quot;;&quot;darkorange&quot;;&quot;black&quot;;&quot;orchid&quot;;&quot;deeppink&quot;;&quot;&quot;)" table:allow-empty-cell="true" table:display-list="unsorted" table:base-cell-address="Sheet1.F4">
          <table:error-message table:message-type="stop" table:display="true"/>
        </table:content-validation>
        <table:content-validation table:name="val3" table:condition="of:cell-content-is-in-list(&quot;red&quot;;&quot;green&quot;;&quot;blue&quot;;&quot;yellow&quot;;&quot;blueviolet&quot;;&quot;cyan&quot;;&quot;magenta&quot;;&quot;orange&quot;;&quot;purple&quot;;&quot;brown&quot;;&quot;pink&quot;;&quot;lime&quot;;&quot;navy&quot;;&quot;teal&quot;;&quot;&quot;;&quot;&quot;)" table:allow-empty-cell="true" table:display-list="unsorted" table:base-cell-address="Sheet1.M2">
          <table:error-message table:message-type="stop" table:display="true"/>
        </table:content-validation>
        <table:content-validation table:name="val4" table:condition="of:cell-content-is-in-list(&quot;red&quot;;&quot;green&quot;;&quot;blue&quot;;&quot;lime&quot;;&quot;blueviolet&quot;;&quot;purple&quot;;&quot;darkorange&quot;;&quot;yekkow&quot;;&quot;orchid&quot;;&quot;deeppink&quot;;&quot;&quot;)" table:allow-empty-cell="true" table:display-list="unsorted" table:base-cell-address="Sheet1.M2">
          <table:error-message table:message-type="stop" table:display="true"/>
        </table:content-validation>
        <table:content-validation table:name="val5" table:condition="of:cell-content-is-in-list(&quot;r&quot;;&quot;m&quot;;&quot;b&quot;;&quot;g&quot;;&quot;c&quot;;&quot;y&quot;)" table:allow-empty-cell="true" table:display-list="unsorted" table:base-cell-address="Sheet1.K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ce2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table:style-name="ce3" office:value-type="string" calcext:value-type="string">
            <text:p>Xnorm</text:p>
          </table:table-cell>
          <table:table-cell table:style-name="ce3" office:value-type="string" calcext:value-type="string">
            <text:p>Ynorm</text:p>
          </table:table-cell>
          <table:table-cell table:style-name="ce3" office:value-type="string" calcext:value-type="string">
            <text:p>Znorm</text:p>
          </table:table-cell>
          <table:table-cell table:style-name="ce22" office:value-type="string" calcext:value-type="string">
            <text:p>DataID</text:p>
          </table:table-cell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∆E</text:p>
          </table:table-cell>
          <table:table-cell table:style-name="ce1" office:value-type="string" calcext:value-type="string">
            <text:p>Exclude</text:p>
          </table:table-cell>
          <table:table-cell table:style-name="ce1" office:value-type="string" calcext:value-type="string">
            <text:p>Marker</text:p>
          </table:table-cell>
          <table:table-cell table:style-name="ce1" office:value-type="string" calcext:value-type="string">
            <text:p>Color</text:p>
          </table:table-cell>
          <table:table-cell table:style-name="ce3" office:value-type="string" calcext:value-type="string">
            <text:p>Centroid_X</text:p>
          </table:table-cell>
          <table:table-cell table:style-name="ce3" office:value-type="string" calcext:value-type="string">
            <text:p>Centroid_Y</text:p>
          </table:table-cell>
          <table:table-cell table:style-name="ce3" office:value-type="string" calcext:value-type="string">
            <text:p>Centroid_Z</text:p>
          </table:table-cell>
          <table:table-cell table:style-name="ce1" office:value-type="string" calcext:value-type="string">
            <text:p>Sphere</text:p>
          </table:table-cell>
          <table:table-cell table:style-name="ce34" office:value-type="string" calcext:value-type="string">
            <text:p>Radius</text:p>
          </table:table-cell>
          <table:table-cell table:style-name="ce35" office:value-type="string" calcext:value-type="string">
            <text:p>Lightness (L*) </text:p>
          </table:table-cell>
          <table:table-cell table:style-name="ce38" office:value-type="string" calcext:value-type="string">
            <text:p>Chroma (C*)</text:p>
          </table:table-cell>
          <table:table-cell table:style-name="ce38" office:value-type="string" calcext:value-type="string">
            <text:p>Hue (h)</text:p>
          </table:table-cell>
          <table:table-cell table:number-columns-repeated="3"/>
        </table:table-row>
        <table:table-row table:style-name="ro1">
          <table:table-cell table:style-name="ce5" table:number-columns-repeated="3"/>
          <table:table-cell table:style-name="ce23"/>
          <table:table-cell table:style-name="ce29"/>
          <table:table-cell table:style-name="ce31" table:number-columns-repeated="2"/>
          <table:table-cell table:style-name="ce27" table:content-validation-name="val1"/>
          <table:table-cell table:style-name="ce27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6"/>
          <table:table-cell table:style-name="ce39" table:number-columns-repeated="2"/>
          <table:table-cell table:style-name="ce49" table:formula="of:=IF([.J2]=&quot;&quot;;&quot;&quot;;IF([.J2]&lt;=1;[.J2]*100;[.J2]))">
            <text:p/>
          </table:table-cell>
          <table:table-cell table:style-name="ce49" table:formula="of:=IF([.K2]=&quot;&quot;;&quot;&quot;;IF([.K2]&lt;=1;([.K2]*255-127);[.K2]))">
            <text:p/>
          </table:table-cell>
          <table:table-cell table:style-name="ce49" table:formula="of:=IF([.L2]=&quot;&quot;;&quot;&quot;;IF([.L2]&lt;=1;([.L2]*255-127);[.L2]))">
            <text:p/>
          </table:table-cell>
        </table:table-row>
        <table:table-row table:style-name="ro1">
          <table:table-cell table:style-name="ce5" table:number-columns-repeated="3"/>
          <table:table-cell table:style-name="ce23"/>
          <table:table-cell table:style-name="ce29"/>
          <table:table-cell table:style-name="ce31" table:number-columns-repeated="2"/>
          <table:table-cell table:style-name="ce27" table:content-validation-name="val1"/>
          <table:table-cell table:style-name="ce27" table:content-validation-name="val2"/>
          <table:table-cell table:style-name="ce2" table:number-columns-repeated="3"/>
          <table:table-cell table:style-name="ce30" table:content-validation-name="val3"/>
          <table:table-cell/>
          <table:table-cell table:style-name="ce36"/>
          <table:table-cell table:style-name="ce39" table:number-columns-repeated="2"/>
          <table:table-cell table:style-name="ce49" table:formula="of:=IF([.J3]=&quot;&quot;;&quot;&quot;;IF([.J3]&lt;=1;[.J3]*100;[.J3]))">
            <text:p/>
          </table:table-cell>
          <table:table-cell table:style-name="ce49" table:formula="of:=IF([.K3]=&quot;&quot;;&quot;&quot;;IF([.K3]&lt;=1;([.K3]*255-127);[.K3]))">
            <text:p/>
          </table:table-cell>
          <table:table-cell table:style-name="ce49" table:formula="of:=IF([.L3]=&quot;&quot;;&quot;&quot;;IF([.L3]&lt;=1;([.L3]*255-127);[.L3]))">
            <text:p/>
          </table:table-cell>
        </table:table-row>
        <table:table-row table:style-name="ro1">
          <table:table-cell table:style-name="ce5" table:number-columns-repeated="3"/>
          <table:table-cell table:style-name="ce23"/>
          <table:table-cell table:style-name="ce29"/>
          <table:table-cell table:style-name="ce31" table:number-columns-repeated="2"/>
          <table:table-cell table:style-name="ce27" table:content-validation-name="val1"/>
          <table:table-cell table:style-name="ce27" table:content-validation-name="val2"/>
          <table:table-cell table:style-name="ce2" table:number-columns-repeated="3"/>
          <table:table-cell table:style-name="ce30" table:content-validation-name="val3"/>
          <table:table-cell/>
          <table:table-cell table:style-name="ce36"/>
          <table:table-cell table:style-name="ce39" table:number-columns-repeated="2"/>
          <table:table-cell table:style-name="ce49" table:formula="of:=IF([.J4]=&quot;&quot;;&quot;&quot;;IF([.J4]&lt;=1;[.J4]*100;[.J4]))">
            <text:p/>
          </table:table-cell>
          <table:table-cell table:style-name="ce49" table:formula="of:=IF([.K4]=&quot;&quot;;&quot;&quot;;IF([.K4]&lt;=1;([.K4]*255-127);[.K4]))">
            <text:p/>
          </table:table-cell>
          <table:table-cell table:style-name="ce49" table:formula="of:=IF([.L4]=&quot;&quot;;&quot;&quot;;IF([.L4]&lt;=1;([.L4]*255-127);[.L4]))">
            <text:p/>
          </table:table-cell>
        </table:table-row>
        <table:table-row table:style-name="ro1">
          <table:table-cell table:style-name="ce5" table:number-columns-repeated="3"/>
          <table:table-cell table:style-name="ce23"/>
          <table:table-cell table:style-name="ce29"/>
          <table:table-cell table:style-name="ce31" table:number-columns-repeated="2"/>
          <table:table-cell table:style-name="ce27" table:content-validation-name="val1"/>
          <table:table-cell table:style-name="ce27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6"/>
          <table:table-cell table:style-name="ce39" table:number-columns-repeated="2"/>
          <table:table-cell table:style-name="ce49" table:formula="of:=IF([.J5]=&quot;&quot;;&quot;&quot;;IF([.J5]&lt;=1;[.J5]*100;[.J5]))">
            <text:p/>
          </table:table-cell>
          <table:table-cell table:style-name="ce49" table:formula="of:=IF([.K5]=&quot;&quot;;&quot;&quot;;IF([.K5]&lt;=1;([.K5]*255-127);[.K5]))">
            <text:p/>
          </table:table-cell>
          <table:table-cell table:style-name="ce49" table:formula="of:=IF([.L5]=&quot;&quot;;&quot;&quot;;IF([.L5]&lt;=1;([.L5]*255-127);[.L5]))">
            <text:p/>
          </table:table-cell>
        </table:table-row>
        <table:table-row table:style-name="ro1">
          <table:table-cell table:style-name="ce5" table:number-columns-repeated="3"/>
          <table:table-cell table:style-name="ce23"/>
          <table:table-cell table:style-name="ce29"/>
          <table:table-cell table:style-name="ce31" table:number-columns-repeated="2"/>
          <table:table-cell table:style-name="ce27" table:content-validation-name="val1"/>
          <table:table-cell table:style-name="ce27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6"/>
          <table:table-cell table:style-name="ce39" table:number-columns-repeated="2"/>
          <table:table-cell table:style-name="ce49" table:formula="of:=IF([.J6]=&quot;&quot;;&quot;&quot;;IF([.J6]&lt;=1;[.J6]*100;[.J6]))">
            <text:p/>
          </table:table-cell>
          <table:table-cell table:style-name="ce49" table:formula="of:=IF([.K6]=&quot;&quot;;&quot;&quot;;IF([.K6]&lt;=1;([.K6]*255-127);[.K6]))">
            <text:p/>
          </table:table-cell>
          <table:table-cell table:style-name="ce49" table:formula="of:=IF([.L6]=&quot;&quot;;&quot;&quot;;IF([.L6]&lt;=1;([.L6]*255-127);[.L6]))">
            <text:p/>
          </table:table-cell>
        </table:table-row>
        <table:table-row table:style-name="ro1">
          <table:table-cell table:style-name="ce6" table:number-columns-repeated="3"/>
          <table:table-cell table:style-name="ce23"/>
          <table:table-cell table:style-name="ce29"/>
          <table:table-cell table:style-name="ce31" table:number-columns-repeated="2"/>
          <table:table-cell table:style-name="ce27" table:content-validation-name="val1"/>
          <table:table-cell table:style-name="ce27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6"/>
          <table:table-cell table:style-name="ce39" table:number-columns-repeated="2"/>
          <table:table-cell table:style-name="ce49" table:formula="of:=IF([.J7]=&quot;&quot;;&quot;&quot;;IF([.J7]&lt;=1;[.J7]*100;[.J7]))">
            <text:p/>
          </table:table-cell>
          <table:table-cell table:style-name="ce49" table:formula="of:=IF([.K7]=&quot;&quot;;&quot;&quot;;IF([.K7]&lt;=1;([.K7]*255-127);[.K7]))">
            <text:p/>
          </table:table-cell>
          <table:table-cell table:style-name="ce49" table:formula="of:=IF([.L7]=&quot;&quot;;&quot;&quot;;IF([.L7]&lt;=1;([.L7]*255-127);[.L7]))">
            <text:p/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8]=&quot;&quot;;&quot;&quot;;IF([.A8]&lt;=1;[.A8]*100;[.A8]))">
            <text:p/>
          </table:table-cell>
          <table:table-cell table:style-name="ce40" table:formula="of:=IF(OR([.B8]=&quot;&quot;; [.C8]=&quot;&quot;); &quot;&quot;; COM.MICROSOFT.LET(_xlpm.a_val; IF(AND([.B8]&gt;=0; [.B8]&lt;=1); [.B8]*255-128; [.B8]); _xlpm.b_val; IF(AND([.C8]&gt;=0; [.C8]&lt;=1); [.C8]*255-128; [.C8]); SQRT(_xlpm.a_val^2 + _xlpm.b_val^2)))">
            <text:p/>
          </table:table-cell>
          <table:table-cell table:style-name="ce40" table:formula="of:=IF(OR([.B8]=&quot;&quot;; [.C8]=&quot;&quot;); &quot;&quot;; COM.MICROSOFT.LET(_xlpm.a_val; IF(AND([.B8]&gt;=0; [.B8]&lt;=1); [.B8]*255-128; [.B8]); _xlpm.b_val; IF(AND([.C8]&gt;=0; [.C8]&lt;=1); [.C8]*255-128; [.C8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9]=&quot;&quot;;&quot;&quot;;IF([.A9]&lt;=1;[.A9]*100;[.A9]))">
            <text:p/>
          </table:table-cell>
          <table:table-cell table:style-name="ce40" table:formula="of:=IF(OR([.B9]=&quot;&quot;; [.C9]=&quot;&quot;); &quot;&quot;; COM.MICROSOFT.LET(_xlpm.a_val; IF(AND([.B9]&gt;=0; [.B9]&lt;=1); [.B9]*255-128; [.B9]); _xlpm.b_val; IF(AND([.C9]&gt;=0; [.C9]&lt;=1); [.C9]*255-128; [.C9]); SQRT(_xlpm.a_val^2 + _xlpm.b_val^2)))">
            <text:p/>
          </table:table-cell>
          <table:table-cell table:style-name="ce40" table:formula="of:=IF(OR([.B9]=&quot;&quot;; [.C9]=&quot;&quot;); &quot;&quot;; COM.MICROSOFT.LET(_xlpm.a_val; IF(AND([.B9]&gt;=0; [.B9]&lt;=1); [.B9]*255-128; [.B9]); _xlpm.b_val; IF(AND([.C9]&gt;=0; [.C9]&lt;=1); [.C9]*255-128; [.C9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10]=&quot;&quot;;&quot;&quot;;IF([.A10]&lt;=1;[.A10]*100;[.A10]))">
            <text:p/>
          </table:table-cell>
          <table:table-cell table:style-name="ce40" table:formula="of:=IF(OR([.B10]=&quot;&quot;; [.C10]=&quot;&quot;); &quot;&quot;; COM.MICROSOFT.LET(_xlpm.a_val; IF(AND([.B10]&gt;=0; [.B10]&lt;=1); [.B10]*255-128; [.B10]); _xlpm.b_val; IF(AND([.C10]&gt;=0; [.C10]&lt;=1); [.C10]*255-128; [.C10]); SQRT(_xlpm.a_val^2 + _xlpm.b_val^2)))">
            <text:p/>
          </table:table-cell>
          <table:table-cell table:style-name="ce40" table:formula="of:=IF(OR([.B10]=&quot;&quot;; [.C10]=&quot;&quot;); &quot;&quot;; COM.MICROSOFT.LET(_xlpm.a_val; IF(AND([.B10]&gt;=0; [.B10]&lt;=1); [.B10]*255-128; [.B10]); _xlpm.b_val; IF(AND([.C10]&gt;=0; [.C10]&lt;=1); [.C10]*255-128; [.C10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11]=&quot;&quot;;&quot;&quot;;IF([.A11]&lt;=1;[.A11]*100;[.A11]))">
            <text:p/>
          </table:table-cell>
          <table:table-cell table:style-name="ce40" table:formula="of:=IF(OR([.B11]=&quot;&quot;; [.C11]=&quot;&quot;); &quot;&quot;; COM.MICROSOFT.LET(_xlpm.a_val; IF(AND([.B11]&gt;=0; [.B11]&lt;=1); [.B11]*255-128; [.B11]); _xlpm.b_val; IF(AND([.C11]&gt;=0; [.C11]&lt;=1); [.C11]*255-128; [.C11]); SQRT(_xlpm.a_val^2 + _xlpm.b_val^2)))">
            <text:p/>
          </table:table-cell>
          <table:table-cell table:style-name="ce40" table:formula="of:=IF(OR([.B11]=&quot;&quot;; [.C11]=&quot;&quot;); &quot;&quot;; COM.MICROSOFT.LET(_xlpm.a_val; IF(AND([.B11]&gt;=0; [.B11]&lt;=1); [.B11]*255-128; [.B11]); _xlpm.b_val; IF(AND([.C11]&gt;=0; [.C11]&lt;=1); [.C11]*255-128; [.C11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12]=&quot;&quot;;&quot;&quot;;IF([.A12]&lt;=1;[.A12]*100;[.A12]))">
            <text:p/>
          </table:table-cell>
          <table:table-cell table:style-name="ce40" table:formula="of:=IF(OR([.B12]=&quot;&quot;; [.C12]=&quot;&quot;); &quot;&quot;; COM.MICROSOFT.LET(_xlpm.a_val; IF(AND([.B12]&gt;=0; [.B12]&lt;=1); [.B12]*255-128; [.B12]); _xlpm.b_val; IF(AND([.C12]&gt;=0; [.C12]&lt;=1); [.C12]*255-128; [.C12]); SQRT(_xlpm.a_val^2 + _xlpm.b_val^2)))">
            <text:p/>
          </table:table-cell>
          <table:table-cell table:style-name="ce40" table:formula="of:=IF(OR([.B12]=&quot;&quot;; [.C12]=&quot;&quot;); &quot;&quot;; COM.MICROSOFT.LET(_xlpm.a_val; IF(AND([.B12]&gt;=0; [.B12]&lt;=1); [.B12]*255-128; [.B12]); _xlpm.b_val; IF(AND([.C12]&gt;=0; [.C12]&lt;=1); [.C12]*255-128; [.C12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13]=&quot;&quot;;&quot;&quot;;IF([.A13]&lt;=1;[.A13]*100;[.A13]))">
            <text:p/>
          </table:table-cell>
          <table:table-cell table:style-name="ce40" table:formula="of:=IF(OR([.B13]=&quot;&quot;; [.C13]=&quot;&quot;); &quot;&quot;; COM.MICROSOFT.LET(_xlpm.a_val; IF(AND([.B13]&gt;=0; [.B13]&lt;=1); [.B13]*255-128; [.B13]); _xlpm.b_val; IF(AND([.C13]&gt;=0; [.C13]&lt;=1); [.C13]*255-128; [.C13]); SQRT(_xlpm.a_val^2 + _xlpm.b_val^2)))">
            <text:p/>
          </table:table-cell>
          <table:table-cell table:style-name="ce40" table:formula="of:=IF(OR([.B13]=&quot;&quot;; [.C13]=&quot;&quot;); &quot;&quot;; COM.MICROSOFT.LET(_xlpm.a_val; IF(AND([.B13]&gt;=0; [.B13]&lt;=1); [.B13]*255-128; [.B13]); _xlpm.b_val; IF(AND([.C13]&gt;=0; [.C13]&lt;=1); [.C13]*255-128; [.C13]); DEGREES(ATAN2(_xlpm.a_val; _xlpm.b_val))))">
            <text:p/>
          </table:table-cell>
          <table:table-cell table:style-name="ce10"/>
          <table:table-cell table:style-name="ce42" table:content-validation-name="val5"/>
          <table:table-cell table:style-name="ce10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14]=&quot;&quot;;&quot;&quot;;IF([.A14]&lt;=1;[.A14]*100;[.A14]))">
            <text:p/>
          </table:table-cell>
          <table:table-cell table:style-name="ce40" table:formula="of:=IF(OR([.B14]=&quot;&quot;; [.C14]=&quot;&quot;); &quot;&quot;; COM.MICROSOFT.LET(_xlpm.a_val; IF(AND([.B14]&gt;=0; [.B14]&lt;=1); [.B14]*255-128; [.B14]); _xlpm.b_val; IF(AND([.C14]&gt;=0; [.C14]&lt;=1); [.C14]*255-128; [.C14]); SQRT(_xlpm.a_val^2 + _xlpm.b_val^2)))">
            <text:p/>
          </table:table-cell>
          <table:table-cell table:style-name="ce40" table:formula="of:=IF(OR([.B14]=&quot;&quot;; [.C14]=&quot;&quot;); &quot;&quot;; COM.MICROSOFT.LET(_xlpm.a_val; IF(AND([.B14]&gt;=0; [.B14]&lt;=1); [.B14]*255-128; [.B14]); _xlpm.b_val; IF(AND([.C14]&gt;=0; [.C14]&lt;=1); [.C14]*255-128; [.C14]); DEGREES(ATAN2(_xlpm.a_val; _xlpm.b_val))))">
            <text:p/>
          </table:table-cell>
          <table:table-cell table:style-name="ce10"/>
          <table:table-cell table:style-name="ce42" table:content-validation-name="val5"/>
          <table:table-cell table:style-name="ce10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15]=&quot;&quot;;&quot;&quot;;IF([.A15]&lt;=1;[.A15]*100;[.A15]))">
            <text:p/>
          </table:table-cell>
          <table:table-cell table:style-name="ce40" table:formula="of:=IF(OR([.B15]=&quot;&quot;; [.C15]=&quot;&quot;); &quot;&quot;; COM.MICROSOFT.LET(_xlpm.a_val; IF(AND([.B15]&gt;=0; [.B15]&lt;=1); [.B15]*255-128; [.B15]); _xlpm.b_val; IF(AND([.C15]&gt;=0; [.C15]&lt;=1); [.C15]*255-128; [.C15]); SQRT(_xlpm.a_val^2 + _xlpm.b_val^2)))">
            <text:p/>
          </table:table-cell>
          <table:table-cell table:style-name="ce40" table:formula="of:=IF(OR([.B15]=&quot;&quot;; [.C15]=&quot;&quot;); &quot;&quot;; COM.MICROSOFT.LET(_xlpm.a_val; IF(AND([.B15]&gt;=0; [.B15]&lt;=1); [.B15]*255-128; [.B15]); _xlpm.b_val; IF(AND([.C15]&gt;=0; [.C15]&lt;=1); [.C15]*255-128; [.C15]); DEGREES(ATAN2(_xlpm.a_val; _xlpm.b_val))))">
            <text:p/>
          </table:table-cell>
          <table:table-cell table:style-name="ce10"/>
          <table:table-cell table:style-name="ce42" table:content-validation-name="val5"/>
          <table:table-cell table:style-name="ce10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16]=&quot;&quot;;&quot;&quot;;IF([.A16]&lt;=1;[.A16]*100;[.A16]))">
            <text:p/>
          </table:table-cell>
          <table:table-cell table:style-name="ce40" table:formula="of:=IF(OR([.B16]=&quot;&quot;; [.C16]=&quot;&quot;); &quot;&quot;; COM.MICROSOFT.LET(_xlpm.a_val; IF(AND([.B16]&gt;=0; [.B16]&lt;=1); [.B16]*255-128; [.B16]); _xlpm.b_val; IF(AND([.C16]&gt;=0; [.C16]&lt;=1); [.C16]*255-128; [.C16]); SQRT(_xlpm.a_val^2 + _xlpm.b_val^2)))">
            <text:p/>
          </table:table-cell>
          <table:table-cell table:style-name="ce40" table:formula="of:=IF(OR([.B16]=&quot;&quot;; [.C16]=&quot;&quot;); &quot;&quot;; COM.MICROSOFT.LET(_xlpm.a_val; IF(AND([.B16]&gt;=0; [.B16]&lt;=1); [.B16]*255-128; [.B16]); _xlpm.b_val; IF(AND([.C16]&gt;=0; [.C16]&lt;=1); [.C16]*255-128; [.C16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17]=&quot;&quot;;&quot;&quot;;IF([.A17]&lt;=1;[.A17]*100;[.A17]))">
            <text:p/>
          </table:table-cell>
          <table:table-cell table:style-name="ce40" table:formula="of:=IF(OR([.B17]=&quot;&quot;; [.C17]=&quot;&quot;); &quot;&quot;; COM.MICROSOFT.LET(_xlpm.a_val; IF(AND([.B17]&gt;=0; [.B17]&lt;=1); [.B17]*255-128; [.B17]); _xlpm.b_val; IF(AND([.C17]&gt;=0; [.C17]&lt;=1); [.C17]*255-128; [.C17]); SQRT(_xlpm.a_val^2 + _xlpm.b_val^2)))">
            <text:p/>
          </table:table-cell>
          <table:table-cell table:style-name="ce40" table:formula="of:=IF(OR([.B17]=&quot;&quot;; [.C17]=&quot;&quot;); &quot;&quot;; COM.MICROSOFT.LET(_xlpm.a_val; IF(AND([.B17]&gt;=0; [.B17]&lt;=1); [.B17]*255-128; [.B17]); _xlpm.b_val; IF(AND([.C17]&gt;=0; [.C17]&lt;=1); [.C17]*255-128; [.C17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18]=&quot;&quot;;&quot;&quot;;IF([.A18]&lt;=1;[.A18]*100;[.A18]))">
            <text:p/>
          </table:table-cell>
          <table:table-cell table:style-name="ce40" table:formula="of:=IF(OR([.B18]=&quot;&quot;; [.C18]=&quot;&quot;); &quot;&quot;; COM.MICROSOFT.LET(_xlpm.a_val; IF(AND([.B18]&gt;=0; [.B18]&lt;=1); [.B18]*255-128; [.B18]); _xlpm.b_val; IF(AND([.C18]&gt;=0; [.C18]&lt;=1); [.C18]*255-128; [.C18]); SQRT(_xlpm.a_val^2 + _xlpm.b_val^2)))">
            <text:p/>
          </table:table-cell>
          <table:table-cell table:style-name="ce40" table:formula="of:=IF(OR([.B18]=&quot;&quot;; [.C18]=&quot;&quot;); &quot;&quot;; COM.MICROSOFT.LET(_xlpm.a_val; IF(AND([.B18]&gt;=0; [.B18]&lt;=1); [.B18]*255-128; [.B18]); _xlpm.b_val; IF(AND([.C18]&gt;=0; [.C18]&lt;=1); [.C18]*255-128; [.C18]); DEGREES(ATAN2(_xlpm.a_val; _xlpm.b_val))))">
            <text:p/>
          </table:table-cell>
          <table:table-cell table:style-name="ce10"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19]=&quot;&quot;;&quot;&quot;;IF([.A19]&lt;=1;[.A19]*100;[.A19]))">
            <text:p/>
          </table:table-cell>
          <table:table-cell table:style-name="ce40" table:formula="of:=IF(OR([.B19]=&quot;&quot;; [.C19]=&quot;&quot;); &quot;&quot;; COM.MICROSOFT.LET(_xlpm.a_val; IF(AND([.B19]&gt;=0; [.B19]&lt;=1); [.B19]*255-128; [.B19]); _xlpm.b_val; IF(AND([.C19]&gt;=0; [.C19]&lt;=1); [.C19]*255-128; [.C19]); SQRT(_xlpm.a_val^2 + _xlpm.b_val^2)))">
            <text:p/>
          </table:table-cell>
          <table:table-cell table:style-name="ce40" table:formula="of:=IF(OR([.B19]=&quot;&quot;; [.C19]=&quot;&quot;); &quot;&quot;; COM.MICROSOFT.LET(_xlpm.a_val; IF(AND([.B19]&gt;=0; [.B19]&lt;=1); [.B19]*255-128; [.B19]); _xlpm.b_val; IF(AND([.C19]&gt;=0; [.C19]&lt;=1); [.C19]*255-128; [.C19]); DEGREES(ATAN2(_xlpm.a_val; _xlpm.b_val))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20]=&quot;&quot;;&quot;&quot;;IF([.A20]&lt;=1;[.A20]*100;[.A20]))">
            <text:p/>
          </table:table-cell>
          <table:table-cell table:style-name="ce40" table:formula="of:=IF(OR([.B20]=&quot;&quot;; [.C20]=&quot;&quot;); &quot;&quot;; COM.MICROSOFT.LET(_xlpm.a_val; IF(AND([.B20]&gt;=0; [.B20]&lt;=1); [.B20]*255-128; [.B20]); _xlpm.b_val; IF(AND([.C20]&gt;=0; [.C20]&lt;=1); [.C20]*255-128; [.C20]); SQRT(_xlpm.a_val^2 + _xlpm.b_val^2)))">
            <text:p/>
          </table:table-cell>
          <table:table-cell table:style-name="ce40" table:formula="of:=IF(OR([.B20]=&quot;&quot;; [.C20]=&quot;&quot;); &quot;&quot;; COM.MICROSOFT.LET(_xlpm.a_val; IF(AND([.B20]&gt;=0; [.B20]&lt;=1); [.B20]*255-128; [.B20]); _xlpm.b_val; IF(AND([.C20]&gt;=0; [.C20]&lt;=1); [.C20]*255-128; [.C20]); DEGREES(ATAN2(_xlpm.a_val; _xlpm.b_val))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21]=&quot;&quot;;&quot;&quot;;IF([.A21]&lt;=1;[.A21]*100;[.A21]))">
            <text:p/>
          </table:table-cell>
          <table:table-cell table:style-name="ce40" table:formula="of:=IF(OR([.B21]=&quot;&quot;; [.C21]=&quot;&quot;); &quot;&quot;; COM.MICROSOFT.LET(_xlpm.a_val; IF(AND([.B21]&gt;=0; [.B21]&lt;=1); [.B21]*255-128; [.B21]); _xlpm.b_val; IF(AND([.C21]&gt;=0; [.C21]&lt;=1); [.C21]*255-128; [.C21]); SQRT(_xlpm.a_val^2 + _xlpm.b_val^2)))">
            <text:p/>
          </table:table-cell>
          <table:table-cell table:style-name="ce40" table:formula="of:=IF(OR([.B21]=&quot;&quot;; [.C21]=&quot;&quot;); &quot;&quot;; COM.MICROSOFT.LET(_xlpm.a_val; IF(AND([.B21]&gt;=0; [.B21]&lt;=1); [.B21]*255-128; [.B21]); _xlpm.b_val; IF(AND([.C21]&gt;=0; [.C21]&lt;=1); [.C21]*255-128; [.C21]); DEGREES(ATAN2(_xlpm.a_val; _xlpm.b_val))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22]=&quot;&quot;;&quot;&quot;;IF([.A22]&lt;=1;[.A22]*100;[.A22]))">
            <text:p/>
          </table:table-cell>
          <table:table-cell table:style-name="ce40" table:formula="of:=IF(OR([.B22]=&quot;&quot;; [.C22]=&quot;&quot;); &quot;&quot;; COM.MICROSOFT.LET(_xlpm.a_val; IF(AND([.B22]&gt;=0; [.B22]&lt;=1); [.B22]*255-128; [.B22]); _xlpm.b_val; IF(AND([.C22]&gt;=0; [.C22]&lt;=1); [.C22]*255-128; [.C22]); SQRT(_xlpm.a_val^2 + _xlpm.b_val^2)))">
            <text:p/>
          </table:table-cell>
          <table:table-cell table:style-name="ce40" table:formula="of:=IF(OR([.B22]=&quot;&quot;; [.C22]=&quot;&quot;); &quot;&quot;; COM.MICROSOFT.LET(_xlpm.a_val; IF(AND([.B22]&gt;=0; [.B22]&lt;=1); [.B22]*255-128; [.B22]); _xlpm.b_val; IF(AND([.C22]&gt;=0; [.C22]&lt;=1); [.C22]*255-128; [.C22]); DEGREES(ATAN2(_xlpm.a_val; _xlpm.b_val))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23]=&quot;&quot;;&quot;&quot;;IF([.A23]&lt;=1;[.A23]*100;[.A23]))">
            <text:p/>
          </table:table-cell>
          <table:table-cell table:style-name="ce40" table:formula="of:=IF(OR([.B23]=&quot;&quot;; [.C23]=&quot;&quot;); &quot;&quot;; COM.MICROSOFT.LET(_xlpm.a_val; IF(AND([.B23]&gt;=0; [.B23]&lt;=1); [.B23]*255-128; [.B23]); _xlpm.b_val; IF(AND([.C23]&gt;=0; [.C23]&lt;=1); [.C23]*255-128; [.C23]); SQRT(_xlpm.a_val^2 + _xlpm.b_val^2)))">
            <text:p/>
          </table:table-cell>
          <table:table-cell table:style-name="ce40" table:formula="of:=IF(OR([.B23]=&quot;&quot;; [.C23]=&quot;&quot;); &quot;&quot;; COM.MICROSOFT.LET(_xlpm.a_val; IF(AND([.B23]&gt;=0; [.B23]&lt;=1); [.B23]*255-128; [.B23]); _xlpm.b_val; IF(AND([.C23]&gt;=0; [.C23]&lt;=1); [.C23]*255-128; [.C23]); DEGREES(ATAN2(_xlpm.a_val; _xlpm.b_val))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24]=&quot;&quot;;&quot;&quot;;IF([.A24]&lt;=1;[.A24]*100;[.A24]))">
            <text:p/>
          </table:table-cell>
          <table:table-cell table:style-name="ce40" table:formula="of:=IF(OR([.B24]=&quot;&quot;; [.C24]=&quot;&quot;); &quot;&quot;; COM.MICROSOFT.LET(_xlpm.a_val; IF(AND([.B24]&gt;=0; [.B24]&lt;=1); [.B24]*255-128; [.B24]); _xlpm.b_val; IF(AND([.C24]&gt;=0; [.C24]&lt;=1); [.C24]*255-128; [.C24]); SQRT(_xlpm.a_val^2 + _xlpm.b_val^2)))">
            <text:p/>
          </table:table-cell>
          <table:table-cell table:style-name="ce40" table:formula="of:=IF(OR([.B24]=&quot;&quot;; [.C24]=&quot;&quot;); &quot;&quot;; COM.MICROSOFT.LET(_xlpm.a_val; IF(AND([.B24]&gt;=0; [.B24]&lt;=1); [.B24]*255-128; [.B24]); _xlpm.b_val; IF(AND([.C24]&gt;=0; [.C24]&lt;=1); [.C24]*255-128; [.C24]); DEGREES(ATAN2(_xlpm.a_val; _xlpm.b_val))))">
            <text:p/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25]=&quot;&quot;;&quot;&quot;;IF([.A25]&lt;=1;[.A25]*100;[.A25]))">
            <text:p/>
          </table:table-cell>
          <table:table-cell table:style-name="ce40" table:formula="of:=IF(OR([.B25]=&quot;&quot;; [.C25]=&quot;&quot;); &quot;&quot;; COM.MICROSOFT.LET(_xlpm.a_val; IF(AND([.B25]&gt;=0; [.B25]&lt;=1); [.B25]*255-128; [.B25]); _xlpm.b_val; IF(AND([.C25]&gt;=0; [.C25]&lt;=1); [.C25]*255-128; [.C25]); SQRT(_xlpm.a_val^2 + _xlpm.b_val^2)))">
            <text:p/>
          </table:table-cell>
          <table:table-cell table:style-name="ce40" table:formula="of:=IF(OR([.B25]=&quot;&quot;; [.C25]=&quot;&quot;); &quot;&quot;; COM.MICROSOFT.LET(_xlpm.a_val; IF(AND([.B25]&gt;=0; [.B25]&lt;=1); [.B25]*255-128; [.B25]); _xlpm.b_val; IF(AND([.C25]&gt;=0; [.C25]&lt;=1); [.C25]*255-128; [.C2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26]=&quot;&quot;;&quot;&quot;;IF([.A26]&lt;=1;[.A26]*100;[.A26]))">
            <text:p/>
          </table:table-cell>
          <table:table-cell table:style-name="ce40" table:formula="of:=IF(OR([.B26]=&quot;&quot;; [.C26]=&quot;&quot;); &quot;&quot;; COM.MICROSOFT.LET(_xlpm.a_val; IF(AND([.B26]&gt;=0; [.B26]&lt;=1); [.B26]*255-128; [.B26]); _xlpm.b_val; IF(AND([.C26]&gt;=0; [.C26]&lt;=1); [.C26]*255-128; [.C26]); SQRT(_xlpm.a_val^2 + _xlpm.b_val^2)))">
            <text:p/>
          </table:table-cell>
          <table:table-cell table:style-name="ce40" table:formula="of:=IF(OR([.B26]=&quot;&quot;; [.C26]=&quot;&quot;); &quot;&quot;; COM.MICROSOFT.LET(_xlpm.a_val; IF(AND([.B26]&gt;=0; [.B26]&lt;=1); [.B26]*255-128; [.B26]); _xlpm.b_val; IF(AND([.C26]&gt;=0; [.C26]&lt;=1); [.C26]*255-128; [.C2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27]=&quot;&quot;;&quot;&quot;;IF([.A27]&lt;=1;[.A27]*100;[.A27]))">
            <text:p/>
          </table:table-cell>
          <table:table-cell table:style-name="ce40" table:formula="of:=IF(OR([.B27]=&quot;&quot;; [.C27]=&quot;&quot;); &quot;&quot;; COM.MICROSOFT.LET(_xlpm.a_val; IF(AND([.B27]&gt;=0; [.B27]&lt;=1); [.B27]*255-128; [.B27]); _xlpm.b_val; IF(AND([.C27]&gt;=0; [.C27]&lt;=1); [.C27]*255-128; [.C27]); SQRT(_xlpm.a_val^2 + _xlpm.b_val^2)))">
            <text:p/>
          </table:table-cell>
          <table:table-cell table:style-name="ce40" table:formula="of:=IF(OR([.B27]=&quot;&quot;; [.C27]=&quot;&quot;); &quot;&quot;; COM.MICROSOFT.LET(_xlpm.a_val; IF(AND([.B27]&gt;=0; [.B27]&lt;=1); [.B27]*255-128; [.B27]); _xlpm.b_val; IF(AND([.C27]&gt;=0; [.C27]&lt;=1); [.C27]*255-128; [.C2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28]=&quot;&quot;;&quot;&quot;;IF([.A28]&lt;=1;[.A28]*100;[.A28]))">
            <text:p/>
          </table:table-cell>
          <table:table-cell table:style-name="ce40" table:formula="of:=IF(OR([.B28]=&quot;&quot;; [.C28]=&quot;&quot;); &quot;&quot;; COM.MICROSOFT.LET(_xlpm.a_val; IF(AND([.B28]&gt;=0; [.B28]&lt;=1); [.B28]*255-128; [.B28]); _xlpm.b_val; IF(AND([.C28]&gt;=0; [.C28]&lt;=1); [.C28]*255-128; [.C28]); SQRT(_xlpm.a_val^2 + _xlpm.b_val^2)))">
            <text:p/>
          </table:table-cell>
          <table:table-cell table:style-name="ce40" table:formula="of:=IF(OR([.B28]=&quot;&quot;; [.C28]=&quot;&quot;); &quot;&quot;; COM.MICROSOFT.LET(_xlpm.a_val; IF(AND([.B28]&gt;=0; [.B28]&lt;=1); [.B28]*255-128; [.B28]); _xlpm.b_val; IF(AND([.C28]&gt;=0; [.C28]&lt;=1); [.C28]*255-128; [.C2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29]=&quot;&quot;;&quot;&quot;;IF([.A29]&lt;=1;[.A29]*100;[.A29]))">
            <text:p/>
          </table:table-cell>
          <table:table-cell table:style-name="ce40" table:formula="of:=IF(OR([.B29]=&quot;&quot;; [.C29]=&quot;&quot;); &quot;&quot;; COM.MICROSOFT.LET(_xlpm.a_val; IF(AND([.B29]&gt;=0; [.B29]&lt;=1); [.B29]*255-128; [.B29]); _xlpm.b_val; IF(AND([.C29]&gt;=0; [.C29]&lt;=1); [.C29]*255-128; [.C29]); SQRT(_xlpm.a_val^2 + _xlpm.b_val^2)))">
            <text:p/>
          </table:table-cell>
          <table:table-cell table:style-name="ce40" table:formula="of:=IF(OR([.B29]=&quot;&quot;; [.C29]=&quot;&quot;); &quot;&quot;; COM.MICROSOFT.LET(_xlpm.a_val; IF(AND([.B29]&gt;=0; [.B29]&lt;=1); [.B29]*255-128; [.B29]); _xlpm.b_val; IF(AND([.C29]&gt;=0; [.C29]&lt;=1); [.C29]*255-128; [.C2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30]=&quot;&quot;;&quot;&quot;;IF([.A30]&lt;=1;[.A30]*100;[.A30]))">
            <text:p/>
          </table:table-cell>
          <table:table-cell table:style-name="ce40" table:formula="of:=IF(OR([.B30]=&quot;&quot;; [.C30]=&quot;&quot;); &quot;&quot;; COM.MICROSOFT.LET(_xlpm.a_val; IF(AND([.B30]&gt;=0; [.B30]&lt;=1); [.B30]*255-128; [.B30]); _xlpm.b_val; IF(AND([.C30]&gt;=0; [.C30]&lt;=1); [.C30]*255-128; [.C30]); SQRT(_xlpm.a_val^2 + _xlpm.b_val^2)))">
            <text:p/>
          </table:table-cell>
          <table:table-cell table:style-name="ce40" table:formula="of:=IF(OR([.B30]=&quot;&quot;; [.C30]=&quot;&quot;); &quot;&quot;; COM.MICROSOFT.LET(_xlpm.a_val; IF(AND([.B30]&gt;=0; [.B30]&lt;=1); [.B30]*255-128; [.B30]); _xlpm.b_val; IF(AND([.C30]&gt;=0; [.C30]&lt;=1); [.C30]*255-128; [.C3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31]=&quot;&quot;;&quot;&quot;;IF([.A31]&lt;=1;[.A31]*100;[.A31]))">
            <text:p/>
          </table:table-cell>
          <table:table-cell table:style-name="ce40" table:formula="of:=IF(OR([.B31]=&quot;&quot;; [.C31]=&quot;&quot;); &quot;&quot;; COM.MICROSOFT.LET(_xlpm.a_val; IF(AND([.B31]&gt;=0; [.B31]&lt;=1); [.B31]*255-128; [.B31]); _xlpm.b_val; IF(AND([.C31]&gt;=0; [.C31]&lt;=1); [.C31]*255-128; [.C31]); SQRT(_xlpm.a_val^2 + _xlpm.b_val^2)))">
            <text:p/>
          </table:table-cell>
          <table:table-cell table:style-name="ce40" table:formula="of:=IF(OR([.B31]=&quot;&quot;; [.C31]=&quot;&quot;); &quot;&quot;; COM.MICROSOFT.LET(_xlpm.a_val; IF(AND([.B31]&gt;=0; [.B31]&lt;=1); [.B31]*255-128; [.B31]); _xlpm.b_val; IF(AND([.C31]&gt;=0; [.C31]&lt;=1); [.C31]*255-128; [.C3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32]=&quot;&quot;;&quot;&quot;;IF([.A32]&lt;=1;[.A32]*100;[.A32]))">
            <text:p/>
          </table:table-cell>
          <table:table-cell table:style-name="ce40" table:formula="of:=IF(OR([.B32]=&quot;&quot;; [.C32]=&quot;&quot;); &quot;&quot;; COM.MICROSOFT.LET(_xlpm.a_val; IF(AND([.B32]&gt;=0; [.B32]&lt;=1); [.B32]*255-128; [.B32]); _xlpm.b_val; IF(AND([.C32]&gt;=0; [.C32]&lt;=1); [.C32]*255-128; [.C32]); SQRT(_xlpm.a_val^2 + _xlpm.b_val^2)))">
            <text:p/>
          </table:table-cell>
          <table:table-cell table:style-name="ce40" table:formula="of:=IF(OR([.B32]=&quot;&quot;; [.C32]=&quot;&quot;); &quot;&quot;; COM.MICROSOFT.LET(_xlpm.a_val; IF(AND([.B32]&gt;=0; [.B32]&lt;=1); [.B32]*255-128; [.B32]); _xlpm.b_val; IF(AND([.C32]&gt;=0; [.C32]&lt;=1); [.C32]*255-128; [.C3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33]=&quot;&quot;;&quot;&quot;;IF([.A33]&lt;=1;[.A33]*100;[.A33]))">
            <text:p/>
          </table:table-cell>
          <table:table-cell table:style-name="ce40" table:formula="of:=IF(OR([.B33]=&quot;&quot;; [.C33]=&quot;&quot;); &quot;&quot;; COM.MICROSOFT.LET(_xlpm.a_val; IF(AND([.B33]&gt;=0; [.B33]&lt;=1); [.B33]*255-128; [.B33]); _xlpm.b_val; IF(AND([.C33]&gt;=0; [.C33]&lt;=1); [.C33]*255-128; [.C33]); SQRT(_xlpm.a_val^2 + _xlpm.b_val^2)))">
            <text:p/>
          </table:table-cell>
          <table:table-cell table:style-name="ce40" table:formula="of:=IF(OR([.B33]=&quot;&quot;; [.C33]=&quot;&quot;); &quot;&quot;; COM.MICROSOFT.LET(_xlpm.a_val; IF(AND([.B33]&gt;=0; [.B33]&lt;=1); [.B33]*255-128; [.B33]); _xlpm.b_val; IF(AND([.C33]&gt;=0; [.C33]&lt;=1); [.C33]*255-128; [.C3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34]=&quot;&quot;;&quot;&quot;;IF([.A34]&lt;=1;[.A34]*100;[.A34]))">
            <text:p/>
          </table:table-cell>
          <table:table-cell table:style-name="ce40" table:formula="of:=IF(OR([.B34]=&quot;&quot;; [.C34]=&quot;&quot;); &quot;&quot;; COM.MICROSOFT.LET(_xlpm.a_val; IF(AND([.B34]&gt;=0; [.B34]&lt;=1); [.B34]*255-128; [.B34]); _xlpm.b_val; IF(AND([.C34]&gt;=0; [.C34]&lt;=1); [.C34]*255-128; [.C34]); SQRT(_xlpm.a_val^2 + _xlpm.b_val^2)))">
            <text:p/>
          </table:table-cell>
          <table:table-cell table:style-name="ce40" table:formula="of:=IF(OR([.B34]=&quot;&quot;; [.C34]=&quot;&quot;); &quot;&quot;; COM.MICROSOFT.LET(_xlpm.a_val; IF(AND([.B34]&gt;=0; [.B34]&lt;=1); [.B34]*255-128; [.B34]); _xlpm.b_val; IF(AND([.C34]&gt;=0; [.C34]&lt;=1); [.C34]*255-128; [.C3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35]=&quot;&quot;;&quot;&quot;;IF([.A35]&lt;=1;[.A35]*100;[.A35]))">
            <text:p/>
          </table:table-cell>
          <table:table-cell table:style-name="ce40" table:formula="of:=IF(OR([.B35]=&quot;&quot;; [.C35]=&quot;&quot;); &quot;&quot;; COM.MICROSOFT.LET(_xlpm.a_val; IF(AND([.B35]&gt;=0; [.B35]&lt;=1); [.B35]*255-128; [.B35]); _xlpm.b_val; IF(AND([.C35]&gt;=0; [.C35]&lt;=1); [.C35]*255-128; [.C35]); SQRT(_xlpm.a_val^2 + _xlpm.b_val^2)))">
            <text:p/>
          </table:table-cell>
          <table:table-cell table:style-name="ce40" table:formula="of:=IF(OR([.B35]=&quot;&quot;; [.C35]=&quot;&quot;); &quot;&quot;; COM.MICROSOFT.LET(_xlpm.a_val; IF(AND([.B35]&gt;=0; [.B35]&lt;=1); [.B35]*255-128; [.B35]); _xlpm.b_val; IF(AND([.C35]&gt;=0; [.C35]&lt;=1); [.C35]*255-128; [.C3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3"/>
          <table:table-cell/>
          <table:table-cell table:style-name="ce37" table:formula="of:=IF([.A36]=&quot;&quot;;&quot;&quot;;IF([.A36]&lt;=1;[.A36]*100;[.A36]))">
            <text:p/>
          </table:table-cell>
          <table:table-cell table:style-name="ce40" table:formula="of:=IF(OR([.B36]=&quot;&quot;; [.C36]=&quot;&quot;); &quot;&quot;; COM.MICROSOFT.LET(_xlpm.a_val; IF(AND([.B36]&gt;=0; [.B36]&lt;=1); [.B36]*255-128; [.B36]); _xlpm.b_val; IF(AND([.C36]&gt;=0; [.C36]&lt;=1); [.C36]*255-128; [.C36]); SQRT(_xlpm.a_val^2 + _xlpm.b_val^2)))">
            <text:p/>
          </table:table-cell>
          <table:table-cell table:style-name="ce40" table:formula="of:=IF(OR([.B36]=&quot;&quot;; [.C36]=&quot;&quot;); &quot;&quot;; COM.MICROSOFT.LET(_xlpm.a_val; IF(AND([.B36]&gt;=0; [.B36]&lt;=1); [.B36]*255-128; [.B36]); _xlpm.b_val; IF(AND([.C36]&gt;=0; [.C36]&lt;=1); [.C36]*255-128; [.C3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4"/>
          <table:table-cell/>
          <table:table-cell table:style-name="ce37" table:formula="of:=IF([.A37]=&quot;&quot;;&quot;&quot;;IF([.A37]&lt;=1;[.A37]*100;[.A37]))">
            <text:p/>
          </table:table-cell>
          <table:table-cell table:style-name="ce40" table:formula="of:=IF(OR([.B37]=&quot;&quot;; [.C37]=&quot;&quot;); &quot;&quot;; COM.MICROSOFT.LET(_xlpm.a_val; IF(AND([.B37]&gt;=0; [.B37]&lt;=1); [.B37]*255-128; [.B37]); _xlpm.b_val; IF(AND([.C37]&gt;=0; [.C37]&lt;=1); [.C37]*255-128; [.C37]); SQRT(_xlpm.a_val^2 + _xlpm.b_val^2)))">
            <text:p/>
          </table:table-cell>
          <table:table-cell table:style-name="ce40" table:formula="of:=IF(OR([.B37]=&quot;&quot;; [.C37]=&quot;&quot;); &quot;&quot;; COM.MICROSOFT.LET(_xlpm.a_val; IF(AND([.B37]&gt;=0; [.B37]&lt;=1); [.B37]*255-128; [.B37]); _xlpm.b_val; IF(AND([.C37]&gt;=0; [.C37]&lt;=1); [.C37]*255-128; [.C3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4"/>
          <table:table-cell/>
          <table:table-cell table:style-name="ce37" table:formula="of:=IF([.A38]=&quot;&quot;;&quot;&quot;;IF([.A38]&lt;=1;[.A38]*100;[.A38]))">
            <text:p/>
          </table:table-cell>
          <table:table-cell table:style-name="ce40" table:formula="of:=IF(OR([.B38]=&quot;&quot;; [.C38]=&quot;&quot;); &quot;&quot;; COM.MICROSOFT.LET(_xlpm.a_val; IF(AND([.B38]&gt;=0; [.B38]&lt;=1); [.B38]*255-128; [.B38]); _xlpm.b_val; IF(AND([.C38]&gt;=0; [.C38]&lt;=1); [.C38]*255-128; [.C38]); SQRT(_xlpm.a_val^2 + _xlpm.b_val^2)))">
            <text:p/>
          </table:table-cell>
          <table:table-cell table:style-name="ce40" table:formula="of:=IF(OR([.B38]=&quot;&quot;; [.C38]=&quot;&quot;); &quot;&quot;; COM.MICROSOFT.LET(_xlpm.a_val; IF(AND([.B38]&gt;=0; [.B38]&lt;=1); [.B38]*255-128; [.B38]); _xlpm.b_val; IF(AND([.C38]&gt;=0; [.C38]&lt;=1); [.C38]*255-128; [.C3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4"/>
          <table:table-cell/>
          <table:table-cell table:style-name="ce37" table:formula="of:=IF([.A39]=&quot;&quot;;&quot;&quot;;IF([.A39]&lt;=1;[.A39]*100;[.A39]))">
            <text:p/>
          </table:table-cell>
          <table:table-cell table:style-name="ce40" table:formula="of:=IF(OR([.B39]=&quot;&quot;; [.C39]=&quot;&quot;); &quot;&quot;; COM.MICROSOFT.LET(_xlpm.a_val; IF(AND([.B39]&gt;=0; [.B39]&lt;=1); [.B39]*255-128; [.B39]); _xlpm.b_val; IF(AND([.C39]&gt;=0; [.C39]&lt;=1); [.C39]*255-128; [.C39]); SQRT(_xlpm.a_val^2 + _xlpm.b_val^2)))">
            <text:p/>
          </table:table-cell>
          <table:table-cell table:style-name="ce40" table:formula="of:=IF(OR([.B39]=&quot;&quot;; [.C39]=&quot;&quot;); &quot;&quot;; COM.MICROSOFT.LET(_xlpm.a_val; IF(AND([.B39]&gt;=0; [.B39]&lt;=1); [.B39]*255-128; [.B39]); _xlpm.b_val; IF(AND([.C39]&gt;=0; [.C39]&lt;=1); [.C39]*255-128; [.C3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4"/>
          <table:table-cell/>
          <table:table-cell table:style-name="ce37" table:formula="of:=IF([.A40]=&quot;&quot;;&quot;&quot;;IF([.A40]&lt;=1;[.A40]*100;[.A40]))">
            <text:p/>
          </table:table-cell>
          <table:table-cell table:style-name="ce40" table:formula="of:=IF(OR([.B40]=&quot;&quot;; [.C40]=&quot;&quot;); &quot;&quot;; COM.MICROSOFT.LET(_xlpm.a_val; IF(AND([.B40]&gt;=0; [.B40]&lt;=1); [.B40]*255-128; [.B40]); _xlpm.b_val; IF(AND([.C40]&gt;=0; [.C40]&lt;=1); [.C40]*255-128; [.C40]); SQRT(_xlpm.a_val^2 + _xlpm.b_val^2)))">
            <text:p/>
          </table:table-cell>
          <table:table-cell table:style-name="ce40" table:formula="of:=IF(OR([.B40]=&quot;&quot;; [.C40]=&quot;&quot;); &quot;&quot;; COM.MICROSOFT.LET(_xlpm.a_val; IF(AND([.B40]&gt;=0; [.B40]&lt;=1); [.B40]*255-128; [.B40]); _xlpm.b_val; IF(AND([.C40]&gt;=0; [.C40]&lt;=1); [.C40]*255-128; [.C4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4"/>
          <table:table-cell/>
          <table:table-cell table:style-name="ce37" table:formula="of:=IF([.A41]=&quot;&quot;;&quot;&quot;;IF([.A41]&lt;=1;[.A41]*100;[.A41]))">
            <text:p/>
          </table:table-cell>
          <table:table-cell table:style-name="ce40" table:formula="of:=IF(OR([.B41]=&quot;&quot;; [.C41]=&quot;&quot;); &quot;&quot;; COM.MICROSOFT.LET(_xlpm.a_val; IF(AND([.B41]&gt;=0; [.B41]&lt;=1); [.B41]*255-128; [.B41]); _xlpm.b_val; IF(AND([.C41]&gt;=0; [.C41]&lt;=1); [.C41]*255-128; [.C41]); SQRT(_xlpm.a_val^2 + _xlpm.b_val^2)))">
            <text:p/>
          </table:table-cell>
          <table:table-cell table:style-name="ce40" table:formula="of:=IF(OR([.B41]=&quot;&quot;; [.C41]=&quot;&quot;); &quot;&quot;; COM.MICROSOFT.LET(_xlpm.a_val; IF(AND([.B41]&gt;=0; [.B41]&lt;=1); [.B41]*255-128; [.B41]); _xlpm.b_val; IF(AND([.C41]&gt;=0; [.C41]&lt;=1); [.C41]*255-128; [.C4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4"/>
          <table:table-cell/>
          <table:table-cell table:style-name="ce37" table:formula="of:=IF([.A42]=&quot;&quot;;&quot;&quot;;IF([.A42]&lt;=1;[.A42]*100;[.A42]))">
            <text:p/>
          </table:table-cell>
          <table:table-cell table:style-name="ce40" table:formula="of:=IF(OR([.B42]=&quot;&quot;; [.C42]=&quot;&quot;); &quot;&quot;; COM.MICROSOFT.LET(_xlpm.a_val; IF(AND([.B42]&gt;=0; [.B42]&lt;=1); [.B42]*255-128; [.B42]); _xlpm.b_val; IF(AND([.C42]&gt;=0; [.C42]&lt;=1); [.C42]*255-128; [.C42]); SQRT(_xlpm.a_val^2 + _xlpm.b_val^2)))">
            <text:p/>
          </table:table-cell>
          <table:table-cell table:style-name="ce40" table:formula="of:=IF(OR([.B42]=&quot;&quot;; [.C42]=&quot;&quot;); &quot;&quot;; COM.MICROSOFT.LET(_xlpm.a_val; IF(AND([.B42]&gt;=0; [.B42]&lt;=1); [.B42]*255-128; [.B42]); _xlpm.b_val; IF(AND([.C42]&gt;=0; [.C42]&lt;=1); [.C42]*255-128; [.C4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4"/>
          <table:table-cell/>
          <table:table-cell table:style-name="ce37" table:formula="of:=IF([.A43]=&quot;&quot;;&quot;&quot;;IF([.A43]&lt;=1;[.A43]*100;[.A43]))">
            <text:p/>
          </table:table-cell>
          <table:table-cell table:style-name="ce40" table:formula="of:=IF(OR([.B43]=&quot;&quot;; [.C43]=&quot;&quot;); &quot;&quot;; COM.MICROSOFT.LET(_xlpm.a_val; IF(AND([.B43]&gt;=0; [.B43]&lt;=1); [.B43]*255-128; [.B43]); _xlpm.b_val; IF(AND([.C43]&gt;=0; [.C43]&lt;=1); [.C43]*255-128; [.C43]); SQRT(_xlpm.a_val^2 + _xlpm.b_val^2)))">
            <text:p/>
          </table:table-cell>
          <table:table-cell table:style-name="ce40" table:formula="of:=IF(OR([.B43]=&quot;&quot;; [.C43]=&quot;&quot;); &quot;&quot;; COM.MICROSOFT.LET(_xlpm.a_val; IF(AND([.B43]&gt;=0; [.B43]&lt;=1); [.B43]*255-128; [.B43]); _xlpm.b_val; IF(AND([.C43]&gt;=0; [.C43]&lt;=1); [.C43]*255-128; [.C4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4"/>
          <table:table-cell/>
          <table:table-cell table:style-name="ce37" table:formula="of:=IF([.A44]=&quot;&quot;;&quot;&quot;;IF([.A44]&lt;=1;[.A44]*100;[.A44]))">
            <text:p/>
          </table:table-cell>
          <table:table-cell table:style-name="ce40" table:formula="of:=IF(OR([.B44]=&quot;&quot;; [.C44]=&quot;&quot;); &quot;&quot;; COM.MICROSOFT.LET(_xlpm.a_val; IF(AND([.B44]&gt;=0; [.B44]&lt;=1); [.B44]*255-128; [.B44]); _xlpm.b_val; IF(AND([.C44]&gt;=0; [.C44]&lt;=1); [.C44]*255-128; [.C44]); SQRT(_xlpm.a_val^2 + _xlpm.b_val^2)))">
            <text:p/>
          </table:table-cell>
          <table:table-cell table:style-name="ce40" table:formula="of:=IF(OR([.B44]=&quot;&quot;; [.C44]=&quot;&quot;); &quot;&quot;; COM.MICROSOFT.LET(_xlpm.a_val; IF(AND([.B44]&gt;=0; [.B44]&lt;=1); [.B44]*255-128; [.B44]); _xlpm.b_val; IF(AND([.C44]&gt;=0; [.C44]&lt;=1); [.C44]*255-128; [.C4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4"/>
          <table:table-cell/>
          <table:table-cell table:style-name="ce37" table:formula="of:=IF([.A45]=&quot;&quot;;&quot;&quot;;IF([.A45]&lt;=1;[.A45]*100;[.A45]))">
            <text:p/>
          </table:table-cell>
          <table:table-cell table:style-name="ce40" table:formula="of:=IF(OR([.B45]=&quot;&quot;; [.C45]=&quot;&quot;); &quot;&quot;; COM.MICROSOFT.LET(_xlpm.a_val; IF(AND([.B45]&gt;=0; [.B45]&lt;=1); [.B45]*255-128; [.B45]); _xlpm.b_val; IF(AND([.C45]&gt;=0; [.C45]&lt;=1); [.C45]*255-128; [.C45]); SQRT(_xlpm.a_val^2 + _xlpm.b_val^2)))">
            <text:p/>
          </table:table-cell>
          <table:table-cell table:style-name="ce40" table:formula="of:=IF(OR([.B45]=&quot;&quot;; [.C45]=&quot;&quot;); &quot;&quot;; COM.MICROSOFT.LET(_xlpm.a_val; IF(AND([.B45]&gt;=0; [.B45]&lt;=1); [.B45]*255-128; [.B45]); _xlpm.b_val; IF(AND([.C45]&gt;=0; [.C45]&lt;=1); [.C45]*255-128; [.C4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4"/>
          <table:table-cell/>
          <table:table-cell table:style-name="ce37" table:formula="of:=IF([.A46]=&quot;&quot;;&quot;&quot;;IF([.A46]&lt;=1;[.A46]*100;[.A46]))">
            <text:p/>
          </table:table-cell>
          <table:table-cell table:style-name="ce40" table:formula="of:=IF(OR([.B46]=&quot;&quot;; [.C46]=&quot;&quot;); &quot;&quot;; COM.MICROSOFT.LET(_xlpm.a_val; IF(AND([.B46]&gt;=0; [.B46]&lt;=1); [.B46]*255-128; [.B46]); _xlpm.b_val; IF(AND([.C46]&gt;=0; [.C46]&lt;=1); [.C46]*255-128; [.C46]); SQRT(_xlpm.a_val^2 + _xlpm.b_val^2)))">
            <text:p/>
          </table:table-cell>
          <table:table-cell table:style-name="ce40" table:formula="of:=IF(OR([.B46]=&quot;&quot;; [.C46]=&quot;&quot;); &quot;&quot;; COM.MICROSOFT.LET(_xlpm.a_val; IF(AND([.B46]&gt;=0; [.B46]&lt;=1); [.B46]*255-128; [.B46]); _xlpm.b_val; IF(AND([.C46]&gt;=0; [.C46]&lt;=1); [.C46]*255-128; [.C4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4"/>
          <table:table-cell/>
          <table:table-cell table:style-name="ce37" table:formula="of:=IF([.A47]=&quot;&quot;;&quot;&quot;;IF([.A47]&lt;=1;[.A47]*100;[.A47]))">
            <text:p/>
          </table:table-cell>
          <table:table-cell table:style-name="ce40" table:formula="of:=IF(OR([.B47]=&quot;&quot;; [.C47]=&quot;&quot;); &quot;&quot;; COM.MICROSOFT.LET(_xlpm.a_val; IF(AND([.B47]&gt;=0; [.B47]&lt;=1); [.B47]*255-128; [.B47]); _xlpm.b_val; IF(AND([.C47]&gt;=0; [.C47]&lt;=1); [.C47]*255-128; [.C47]); SQRT(_xlpm.a_val^2 + _xlpm.b_val^2)))">
            <text:p/>
          </table:table-cell>
          <table:table-cell table:style-name="ce40" table:formula="of:=IF(OR([.B47]=&quot;&quot;; [.C47]=&quot;&quot;); &quot;&quot;; COM.MICROSOFT.LET(_xlpm.a_val; IF(AND([.B47]&gt;=0; [.B47]&lt;=1); [.B47]*255-128; [.B47]); _xlpm.b_val; IF(AND([.C47]&gt;=0; [.C47]&lt;=1); [.C47]*255-128; [.C4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4"/>
          <table:table-cell/>
          <table:table-cell table:style-name="ce37" table:formula="of:=IF([.A48]=&quot;&quot;;&quot;&quot;;IF([.A48]&lt;=1;[.A48]*100;[.A48]))">
            <text:p/>
          </table:table-cell>
          <table:table-cell table:style-name="ce40" table:formula="of:=IF(OR([.B48]=&quot;&quot;; [.C48]=&quot;&quot;); &quot;&quot;; COM.MICROSOFT.LET(_xlpm.a_val; IF(AND([.B48]&gt;=0; [.B48]&lt;=1); [.B48]*255-128; [.B48]); _xlpm.b_val; IF(AND([.C48]&gt;=0; [.C48]&lt;=1); [.C48]*255-128; [.C48]); SQRT(_xlpm.a_val^2 + _xlpm.b_val^2)))">
            <text:p/>
          </table:table-cell>
          <table:table-cell table:style-name="ce40" table:formula="of:=IF(OR([.B48]=&quot;&quot;; [.C48]=&quot;&quot;); &quot;&quot;; COM.MICROSOFT.LET(_xlpm.a_val; IF(AND([.B48]&gt;=0; [.B48]&lt;=1); [.B48]*255-128; [.B48]); _xlpm.b_val; IF(AND([.C48]&gt;=0; [.C48]&lt;=1); [.C48]*255-128; [.C4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4"/>
          <table:table-cell/>
          <table:table-cell table:style-name="ce37" table:formula="of:=IF([.A49]=&quot;&quot;;&quot;&quot;;IF([.A49]&lt;=1;[.A49]*100;[.A49]))">
            <text:p/>
          </table:table-cell>
          <table:table-cell table:style-name="ce40" table:formula="of:=IF(OR([.B49]=&quot;&quot;; [.C49]=&quot;&quot;); &quot;&quot;; COM.MICROSOFT.LET(_xlpm.a_val; IF(AND([.B49]&gt;=0; [.B49]&lt;=1); [.B49]*255-128; [.B49]); _xlpm.b_val; IF(AND([.C49]&gt;=0; [.C49]&lt;=1); [.C49]*255-128; [.C49]); SQRT(_xlpm.a_val^2 + _xlpm.b_val^2)))">
            <text:p/>
          </table:table-cell>
          <table:table-cell table:style-name="ce40" table:formula="of:=IF(OR([.B49]=&quot;&quot;; [.C49]=&quot;&quot;); &quot;&quot;; COM.MICROSOFT.LET(_xlpm.a_val; IF(AND([.B49]&gt;=0; [.B49]&lt;=1); [.B49]*255-128; [.B49]); _xlpm.b_val; IF(AND([.C49]&gt;=0; [.C49]&lt;=1); [.C49]*255-128; [.C4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4"/>
          <table:table-cell/>
          <table:table-cell table:style-name="ce37" table:formula="of:=IF([.A50]=&quot;&quot;;&quot;&quot;;IF([.A50]&lt;=1;[.A50]*100;[.A50]))">
            <text:p/>
          </table:table-cell>
          <table:table-cell table:style-name="ce40" table:formula="of:=IF(OR([.B50]=&quot;&quot;; [.C50]=&quot;&quot;); &quot;&quot;; COM.MICROSOFT.LET(_xlpm.a_val; IF(AND([.B50]&gt;=0; [.B50]&lt;=1); [.B50]*255-128; [.B50]); _xlpm.b_val; IF(AND([.C50]&gt;=0; [.C50]&lt;=1); [.C50]*255-128; [.C50]); SQRT(_xlpm.a_val^2 + _xlpm.b_val^2)))">
            <text:p/>
          </table:table-cell>
          <table:table-cell table:style-name="ce40" table:formula="of:=IF(OR([.B50]=&quot;&quot;; [.C50]=&quot;&quot;); &quot;&quot;; COM.MICROSOFT.LET(_xlpm.a_val; IF(AND([.B50]&gt;=0; [.B50]&lt;=1); [.B50]*255-128; [.B50]); _xlpm.b_val; IF(AND([.C50]&gt;=0; [.C50]&lt;=1); [.C50]*255-128; [.C5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0" table:content-validation-name="val4"/>
          <table:table-cell/>
          <table:table-cell table:style-name="ce37" table:formula="of:=IF([.A51]=&quot;&quot;;&quot;&quot;;IF([.A51]&lt;=1;[.A51]*100;[.A51]))">
            <text:p/>
          </table:table-cell>
          <table:table-cell table:style-name="ce40" table:formula="of:=IF(OR([.B51]=&quot;&quot;; [.C51]=&quot;&quot;); &quot;&quot;; COM.MICROSOFT.LET(_xlpm.a_val; IF(AND([.B51]&gt;=0; [.B51]&lt;=1); [.B51]*255-128; [.B51]); _xlpm.b_val; IF(AND([.C51]&gt;=0; [.C51]&lt;=1); [.C51]*255-128; [.C51]); SQRT(_xlpm.a_val^2 + _xlpm.b_val^2)))">
            <text:p/>
          </table:table-cell>
          <table:table-cell table:style-name="ce40" table:formula="of:=IF(OR([.B51]=&quot;&quot;; [.C51]=&quot;&quot;); &quot;&quot;; COM.MICROSOFT.LET(_xlpm.a_val; IF(AND([.B51]&gt;=0; [.B51]&lt;=1); [.B51]*255-128; [.B51]); _xlpm.b_val; IF(AND([.C51]&gt;=0; [.C51]&lt;=1); [.C51]*255-128; [.C5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3"/>
          <table:table-cell/>
          <table:table-cell table:style-name="ce37" table:formula="of:=IF([.A52]=&quot;&quot;;&quot;&quot;;IF([.A52]&lt;=1;[.A52]*100;[.A52]))">
            <text:p/>
          </table:table-cell>
          <table:table-cell table:style-name="ce40" table:formula="of:=IF(OR([.B52]=&quot;&quot;; [.C52]=&quot;&quot;); &quot;&quot;; COM.MICROSOFT.LET(_xlpm.a_val; IF(AND([.B52]&gt;=0; [.B52]&lt;=1); [.B52]*255-128; [.B52]); _xlpm.b_val; IF(AND([.C52]&gt;=0; [.C52]&lt;=1); [.C52]*255-128; [.C52]); SQRT(_xlpm.a_val^2 + _xlpm.b_val^2)))">
            <text:p/>
          </table:table-cell>
          <table:table-cell table:style-name="ce40" table:formula="of:=IF(OR([.B52]=&quot;&quot;; [.C52]=&quot;&quot;); &quot;&quot;; COM.MICROSOFT.LET(_xlpm.a_val; IF(AND([.B52]&gt;=0; [.B52]&lt;=1); [.B52]*255-128; [.B52]); _xlpm.b_val; IF(AND([.C52]&gt;=0; [.C52]&lt;=1); [.C52]*255-128; [.C5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3"/>
          <table:table-cell/>
          <table:table-cell table:style-name="ce37" table:formula="of:=IF([.A53]=&quot;&quot;;&quot;&quot;;IF([.A53]&lt;=1;[.A53]*100;[.A53]))">
            <text:p/>
          </table:table-cell>
          <table:table-cell table:style-name="ce40" table:formula="of:=IF(OR([.B53]=&quot;&quot;; [.C53]=&quot;&quot;); &quot;&quot;; COM.MICROSOFT.LET(_xlpm.a_val; IF(AND([.B53]&gt;=0; [.B53]&lt;=1); [.B53]*255-128; [.B53]); _xlpm.b_val; IF(AND([.C53]&gt;=0; [.C53]&lt;=1); [.C53]*255-128; [.C53]); SQRT(_xlpm.a_val^2 + _xlpm.b_val^2)))">
            <text:p/>
          </table:table-cell>
          <table:table-cell table:style-name="ce40" table:formula="of:=IF(OR([.B53]=&quot;&quot;; [.C53]=&quot;&quot;); &quot;&quot;; COM.MICROSOFT.LET(_xlpm.a_val; IF(AND([.B53]&gt;=0; [.B53]&lt;=1); [.B53]*255-128; [.B53]); _xlpm.b_val; IF(AND([.C53]&gt;=0; [.C53]&lt;=1); [.C53]*255-128; [.C5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3"/>
          <table:table-cell/>
          <table:table-cell table:style-name="ce37" table:formula="of:=IF([.A54]=&quot;&quot;;&quot;&quot;;IF([.A54]&lt;=1;[.A54]*100;[.A54]))">
            <text:p/>
          </table:table-cell>
          <table:table-cell table:style-name="ce40" table:formula="of:=IF(OR([.B54]=&quot;&quot;; [.C54]=&quot;&quot;); &quot;&quot;; COM.MICROSOFT.LET(_xlpm.a_val; IF(AND([.B54]&gt;=0; [.B54]&lt;=1); [.B54]*255-128; [.B54]); _xlpm.b_val; IF(AND([.C54]&gt;=0; [.C54]&lt;=1); [.C54]*255-128; [.C54]); SQRT(_xlpm.a_val^2 + _xlpm.b_val^2)))">
            <text:p/>
          </table:table-cell>
          <table:table-cell table:style-name="ce40" table:formula="of:=IF(OR([.B54]=&quot;&quot;; [.C54]=&quot;&quot;); &quot;&quot;; COM.MICROSOFT.LET(_xlpm.a_val; IF(AND([.B54]&gt;=0; [.B54]&lt;=1); [.B54]*255-128; [.B54]); _xlpm.b_val; IF(AND([.C54]&gt;=0; [.C54]&lt;=1); [.C54]*255-128; [.C5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14" table:number-columns-repeated="3"/>
          <table:table-cell table:style-name="ce33"/>
          <table:table-cell/>
          <table:table-cell table:style-name="ce37" table:formula="of:=IF([.A55]=&quot;&quot;;&quot;&quot;;IF([.A55]&lt;=1;[.A55]*100;[.A55]))">
            <text:p/>
          </table:table-cell>
          <table:table-cell table:style-name="ce40" table:formula="of:=IF(OR([.B55]=&quot;&quot;; [.C55]=&quot;&quot;); &quot;&quot;; COM.MICROSOFT.LET(_xlpm.a_val; IF(AND([.B55]&gt;=0; [.B55]&lt;=1); [.B55]*255-128; [.B55]); _xlpm.b_val; IF(AND([.C55]&gt;=0; [.C55]&lt;=1); [.C55]*255-128; [.C55]); SQRT(_xlpm.a_val^2 + _xlpm.b_val^2)))">
            <text:p/>
          </table:table-cell>
          <table:table-cell table:style-name="ce40" table:formula="of:=IF(OR([.B55]=&quot;&quot;; [.C55]=&quot;&quot;); &quot;&quot;; COM.MICROSOFT.LET(_xlpm.a_val; IF(AND([.B55]&gt;=0; [.B55]&lt;=1); [.B55]*255-128; [.B55]); _xlpm.b_val; IF(AND([.C55]&gt;=0; [.C55]&lt;=1); [.C55]*255-128; [.C5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2" table:number-columns-repeated="3"/>
          <table:table-cell table:style-name="ce33"/>
          <table:table-cell/>
          <table:table-cell table:style-name="ce37" table:formula="of:=IF([.A56]=&quot;&quot;;&quot;&quot;;IF([.A56]&lt;=1;[.A56]*100;[.A56]))">
            <text:p/>
          </table:table-cell>
          <table:table-cell table:style-name="ce40" table:formula="of:=IF(OR([.B56]=&quot;&quot;; [.C56]=&quot;&quot;); &quot;&quot;; COM.MICROSOFT.LET(_xlpm.a_val; IF(AND([.B56]&gt;=0; [.B56]&lt;=1); [.B56]*255-128; [.B56]); _xlpm.b_val; IF(AND([.C56]&gt;=0; [.C56]&lt;=1); [.C56]*255-128; [.C56]); SQRT(_xlpm.a_val^2 + _xlpm.b_val^2)))">
            <text:p/>
          </table:table-cell>
          <table:table-cell table:style-name="ce40" table:formula="of:=IF(OR([.B56]=&quot;&quot;; [.C56]=&quot;&quot;); &quot;&quot;; COM.MICROSOFT.LET(_xlpm.a_val; IF(AND([.B56]&gt;=0; [.B56]&lt;=1); [.B56]*255-128; [.B56]); _xlpm.b_val; IF(AND([.C56]&gt;=0; [.C56]&lt;=1); [.C56]*255-128; [.C5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style-name="ce2" table:number-columns-repeated="3"/>
          <table:table-cell table:style-name="ce33"/>
          <table:table-cell/>
          <table:table-cell table:style-name="ce37" table:formula="of:=IF([.A57]=&quot;&quot;;&quot;&quot;;IF([.A57]&lt;=1;[.A57]*100;[.A57]))">
            <text:p/>
          </table:table-cell>
          <table:table-cell table:style-name="ce40" table:formula="of:=IF(OR([.B57]=&quot;&quot;; [.C57]=&quot;&quot;); &quot;&quot;; COM.MICROSOFT.LET(_xlpm.a_val; IF(AND([.B57]&gt;=0; [.B57]&lt;=1); [.B57]*255-128; [.B57]); _xlpm.b_val; IF(AND([.C57]&gt;=0; [.C57]&lt;=1); [.C57]*255-128; [.C57]); SQRT(_xlpm.a_val^2 + _xlpm.b_val^2)))">
            <text:p/>
          </table:table-cell>
          <table:table-cell table:style-name="ce40" table:formula="of:=IF(OR([.B57]=&quot;&quot;; [.C57]=&quot;&quot;); &quot;&quot;; COM.MICROSOFT.LET(_xlpm.a_val; IF(AND([.B57]&gt;=0; [.B57]&lt;=1); [.B57]*255-128; [.B57]); _xlpm.b_val; IF(AND([.C57]&gt;=0; [.C57]&lt;=1); [.C57]*255-128; [.C5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58]=&quot;&quot;;&quot;&quot;;IF([.A58]&lt;=1;[.A58]*100;[.A58]))">
            <text:p/>
          </table:table-cell>
          <table:table-cell table:style-name="ce40" table:formula="of:=IF(OR([.B58]=&quot;&quot;; [.C58]=&quot;&quot;); &quot;&quot;; COM.MICROSOFT.LET(_xlpm.a_val; IF(AND([.B58]&gt;=0; [.B58]&lt;=1); [.B58]*255-128; [.B58]); _xlpm.b_val; IF(AND([.C58]&gt;=0; [.C58]&lt;=1); [.C58]*255-128; [.C58]); SQRT(_xlpm.a_val^2 + _xlpm.b_val^2)))">
            <text:p/>
          </table:table-cell>
          <table:table-cell table:style-name="ce40" table:formula="of:=IF(OR([.B58]=&quot;&quot;; [.C58]=&quot;&quot;); &quot;&quot;; COM.MICROSOFT.LET(_xlpm.a_val; IF(AND([.B58]&gt;=0; [.B58]&lt;=1); [.B58]*255-128; [.B58]); _xlpm.b_val; IF(AND([.C58]&gt;=0; [.C58]&lt;=1); [.C58]*255-128; [.C5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59]=&quot;&quot;;&quot;&quot;;IF([.A59]&lt;=1;[.A59]*100;[.A59]))">
            <text:p/>
          </table:table-cell>
          <table:table-cell table:style-name="ce40" table:formula="of:=IF(OR([.B59]=&quot;&quot;; [.C59]=&quot;&quot;); &quot;&quot;; COM.MICROSOFT.LET(_xlpm.a_val; IF(AND([.B59]&gt;=0; [.B59]&lt;=1); [.B59]*255-128; [.B59]); _xlpm.b_val; IF(AND([.C59]&gt;=0; [.C59]&lt;=1); [.C59]*255-128; [.C59]); SQRT(_xlpm.a_val^2 + _xlpm.b_val^2)))">
            <text:p/>
          </table:table-cell>
          <table:table-cell table:style-name="ce40" table:formula="of:=IF(OR([.B59]=&quot;&quot;; [.C59]=&quot;&quot;); &quot;&quot;; COM.MICROSOFT.LET(_xlpm.a_val; IF(AND([.B59]&gt;=0; [.B59]&lt;=1); [.B59]*255-128; [.B59]); _xlpm.b_val; IF(AND([.C59]&gt;=0; [.C59]&lt;=1); [.C59]*255-128; [.C5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60]=&quot;&quot;;&quot;&quot;;IF([.A60]&lt;=1;[.A60]*100;[.A60]))">
            <text:p/>
          </table:table-cell>
          <table:table-cell table:style-name="ce40" table:formula="of:=IF(OR([.B60]=&quot;&quot;; [.C60]=&quot;&quot;); &quot;&quot;; COM.MICROSOFT.LET(_xlpm.a_val; IF(AND([.B60]&gt;=0; [.B60]&lt;=1); [.B60]*255-128; [.B60]); _xlpm.b_val; IF(AND([.C60]&gt;=0; [.C60]&lt;=1); [.C60]*255-128; [.C60]); SQRT(_xlpm.a_val^2 + _xlpm.b_val^2)))">
            <text:p/>
          </table:table-cell>
          <table:table-cell table:style-name="ce40" table:formula="of:=IF(OR([.B60]=&quot;&quot;; [.C60]=&quot;&quot;); &quot;&quot;; COM.MICROSOFT.LET(_xlpm.a_val; IF(AND([.B60]&gt;=0; [.B60]&lt;=1); [.B60]*255-128; [.B60]); _xlpm.b_val; IF(AND([.C60]&gt;=0; [.C60]&lt;=1); [.C60]*255-128; [.C6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61]=&quot;&quot;;&quot;&quot;;IF([.A61]&lt;=1;[.A61]*100;[.A61]))">
            <text:p/>
          </table:table-cell>
          <table:table-cell table:style-name="ce40" table:formula="of:=IF(OR([.B61]=&quot;&quot;; [.C61]=&quot;&quot;); &quot;&quot;; COM.MICROSOFT.LET(_xlpm.a_val; IF(AND([.B61]&gt;=0; [.B61]&lt;=1); [.B61]*255-128; [.B61]); _xlpm.b_val; IF(AND([.C61]&gt;=0; [.C61]&lt;=1); [.C61]*255-128; [.C61]); SQRT(_xlpm.a_val^2 + _xlpm.b_val^2)))">
            <text:p/>
          </table:table-cell>
          <table:table-cell table:style-name="ce40" table:formula="of:=IF(OR([.B61]=&quot;&quot;; [.C61]=&quot;&quot;); &quot;&quot;; COM.MICROSOFT.LET(_xlpm.a_val; IF(AND([.B61]&gt;=0; [.B61]&lt;=1); [.B61]*255-128; [.B61]); _xlpm.b_val; IF(AND([.C61]&gt;=0; [.C61]&lt;=1); [.C61]*255-128; [.C6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62]=&quot;&quot;;&quot;&quot;;IF([.A62]&lt;=1;[.A62]*100;[.A62]))">
            <text:p/>
          </table:table-cell>
          <table:table-cell table:style-name="ce40" table:formula="of:=IF(OR([.B62]=&quot;&quot;; [.C62]=&quot;&quot;); &quot;&quot;; COM.MICROSOFT.LET(_xlpm.a_val; IF(AND([.B62]&gt;=0; [.B62]&lt;=1); [.B62]*255-128; [.B62]); _xlpm.b_val; IF(AND([.C62]&gt;=0; [.C62]&lt;=1); [.C62]*255-128; [.C62]); SQRT(_xlpm.a_val^2 + _xlpm.b_val^2)))">
            <text:p/>
          </table:table-cell>
          <table:table-cell table:style-name="ce40" table:formula="of:=IF(OR([.B62]=&quot;&quot;; [.C62]=&quot;&quot;); &quot;&quot;; COM.MICROSOFT.LET(_xlpm.a_val; IF(AND([.B62]&gt;=0; [.B62]&lt;=1); [.B62]*255-128; [.B62]); _xlpm.b_val; IF(AND([.C62]&gt;=0; [.C62]&lt;=1); [.C62]*255-128; [.C6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63]=&quot;&quot;;&quot;&quot;;IF([.A63]&lt;=1;[.A63]*100;[.A63]))">
            <text:p/>
          </table:table-cell>
          <table:table-cell table:style-name="ce40" table:formula="of:=IF(OR([.B63]=&quot;&quot;; [.C63]=&quot;&quot;); &quot;&quot;; COM.MICROSOFT.LET(_xlpm.a_val; IF(AND([.B63]&gt;=0; [.B63]&lt;=1); [.B63]*255-128; [.B63]); _xlpm.b_val; IF(AND([.C63]&gt;=0; [.C63]&lt;=1); [.C63]*255-128; [.C63]); SQRT(_xlpm.a_val^2 + _xlpm.b_val^2)))">
            <text:p/>
          </table:table-cell>
          <table:table-cell table:style-name="ce40" table:formula="of:=IF(OR([.B63]=&quot;&quot;; [.C63]=&quot;&quot;); &quot;&quot;; COM.MICROSOFT.LET(_xlpm.a_val; IF(AND([.B63]&gt;=0; [.B63]&lt;=1); [.B63]*255-128; [.B63]); _xlpm.b_val; IF(AND([.C63]&gt;=0; [.C63]&lt;=1); [.C63]*255-128; [.C6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64]=&quot;&quot;;&quot;&quot;;IF([.A64]&lt;=1;[.A64]*100;[.A64]))">
            <text:p/>
          </table:table-cell>
          <table:table-cell table:style-name="ce40" table:formula="of:=IF(OR([.B64]=&quot;&quot;; [.C64]=&quot;&quot;); &quot;&quot;; COM.MICROSOFT.LET(_xlpm.a_val; IF(AND([.B64]&gt;=0; [.B64]&lt;=1); [.B64]*255-128; [.B64]); _xlpm.b_val; IF(AND([.C64]&gt;=0; [.C64]&lt;=1); [.C64]*255-128; [.C64]); SQRT(_xlpm.a_val^2 + _xlpm.b_val^2)))">
            <text:p/>
          </table:table-cell>
          <table:table-cell table:style-name="ce40" table:formula="of:=IF(OR([.B64]=&quot;&quot;; [.C64]=&quot;&quot;); &quot;&quot;; COM.MICROSOFT.LET(_xlpm.a_val; IF(AND([.B64]&gt;=0; [.B64]&lt;=1); [.B64]*255-128; [.B64]); _xlpm.b_val; IF(AND([.C64]&gt;=0; [.C64]&lt;=1); [.C64]*255-128; [.C6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65]=&quot;&quot;;&quot;&quot;;IF([.A65]&lt;=1;[.A65]*100;[.A65]))">
            <text:p/>
          </table:table-cell>
          <table:table-cell table:style-name="ce40" table:formula="of:=IF(OR([.B65]=&quot;&quot;; [.C65]=&quot;&quot;); &quot;&quot;; COM.MICROSOFT.LET(_xlpm.a_val; IF(AND([.B65]&gt;=0; [.B65]&lt;=1); [.B65]*255-128; [.B65]); _xlpm.b_val; IF(AND([.C65]&gt;=0; [.C65]&lt;=1); [.C65]*255-128; [.C65]); SQRT(_xlpm.a_val^2 + _xlpm.b_val^2)))">
            <text:p/>
          </table:table-cell>
          <table:table-cell table:style-name="ce40" table:formula="of:=IF(OR([.B65]=&quot;&quot;; [.C65]=&quot;&quot;); &quot;&quot;; COM.MICROSOFT.LET(_xlpm.a_val; IF(AND([.B65]&gt;=0; [.B65]&lt;=1); [.B65]*255-128; [.B65]); _xlpm.b_val; IF(AND([.C65]&gt;=0; [.C65]&lt;=1); [.C65]*255-128; [.C6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66]=&quot;&quot;;&quot;&quot;;IF([.A66]&lt;=1;[.A66]*100;[.A66]))">
            <text:p/>
          </table:table-cell>
          <table:table-cell table:style-name="ce40" table:formula="of:=IF(OR([.B66]=&quot;&quot;; [.C66]=&quot;&quot;); &quot;&quot;; COM.MICROSOFT.LET(_xlpm.a_val; IF(AND([.B66]&gt;=0; [.B66]&lt;=1); [.B66]*255-128; [.B66]); _xlpm.b_val; IF(AND([.C66]&gt;=0; [.C66]&lt;=1); [.C66]*255-128; [.C66]); SQRT(_xlpm.a_val^2 + _xlpm.b_val^2)))">
            <text:p/>
          </table:table-cell>
          <table:table-cell table:style-name="ce40" table:formula="of:=IF(OR([.B66]=&quot;&quot;; [.C66]=&quot;&quot;); &quot;&quot;; COM.MICROSOFT.LET(_xlpm.a_val; IF(AND([.B66]&gt;=0; [.B66]&lt;=1); [.B66]*255-128; [.B66]); _xlpm.b_val; IF(AND([.C66]&gt;=0; [.C66]&lt;=1); [.C66]*255-128; [.C6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67]=&quot;&quot;;&quot;&quot;;IF([.A67]&lt;=1;[.A67]*100;[.A67]))">
            <text:p/>
          </table:table-cell>
          <table:table-cell table:style-name="ce40" table:formula="of:=IF(OR([.B67]=&quot;&quot;; [.C67]=&quot;&quot;); &quot;&quot;; COM.MICROSOFT.LET(_xlpm.a_val; IF(AND([.B67]&gt;=0; [.B67]&lt;=1); [.B67]*255-128; [.B67]); _xlpm.b_val; IF(AND([.C67]&gt;=0; [.C67]&lt;=1); [.C67]*255-128; [.C67]); SQRT(_xlpm.a_val^2 + _xlpm.b_val^2)))">
            <text:p/>
          </table:table-cell>
          <table:table-cell table:style-name="ce40" table:formula="of:=IF(OR([.B67]=&quot;&quot;; [.C67]=&quot;&quot;); &quot;&quot;; COM.MICROSOFT.LET(_xlpm.a_val; IF(AND([.B67]&gt;=0; [.B67]&lt;=1); [.B67]*255-128; [.B67]); _xlpm.b_val; IF(AND([.C67]&gt;=0; [.C67]&lt;=1); [.C67]*255-128; [.C6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68]=&quot;&quot;;&quot;&quot;;IF([.A68]&lt;=1;[.A68]*100;[.A68]))">
            <text:p/>
          </table:table-cell>
          <table:table-cell table:style-name="ce40" table:formula="of:=IF(OR([.B68]=&quot;&quot;; [.C68]=&quot;&quot;); &quot;&quot;; COM.MICROSOFT.LET(_xlpm.a_val; IF(AND([.B68]&gt;=0; [.B68]&lt;=1); [.B68]*255-128; [.B68]); _xlpm.b_val; IF(AND([.C68]&gt;=0; [.C68]&lt;=1); [.C68]*255-128; [.C68]); SQRT(_xlpm.a_val^2 + _xlpm.b_val^2)))">
            <text:p/>
          </table:table-cell>
          <table:table-cell table:style-name="ce40" table:formula="of:=IF(OR([.B68]=&quot;&quot;; [.C68]=&quot;&quot;); &quot;&quot;; COM.MICROSOFT.LET(_xlpm.a_val; IF(AND([.B68]&gt;=0; [.B68]&lt;=1); [.B68]*255-128; [.B68]); _xlpm.b_val; IF(AND([.C68]&gt;=0; [.C68]&lt;=1); [.C68]*255-128; [.C6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69]=&quot;&quot;;&quot;&quot;;IF([.A69]&lt;=1;[.A69]*100;[.A69]))">
            <text:p/>
          </table:table-cell>
          <table:table-cell table:style-name="ce40" table:formula="of:=IF(OR([.B69]=&quot;&quot;; [.C69]=&quot;&quot;); &quot;&quot;; COM.MICROSOFT.LET(_xlpm.a_val; IF(AND([.B69]&gt;=0; [.B69]&lt;=1); [.B69]*255-128; [.B69]); _xlpm.b_val; IF(AND([.C69]&gt;=0; [.C69]&lt;=1); [.C69]*255-128; [.C69]); SQRT(_xlpm.a_val^2 + _xlpm.b_val^2)))">
            <text:p/>
          </table:table-cell>
          <table:table-cell table:style-name="ce40" table:formula="of:=IF(OR([.B69]=&quot;&quot;; [.C69]=&quot;&quot;); &quot;&quot;; COM.MICROSOFT.LET(_xlpm.a_val; IF(AND([.B69]&gt;=0; [.B69]&lt;=1); [.B69]*255-128; [.B69]); _xlpm.b_val; IF(AND([.C69]&gt;=0; [.C69]&lt;=1); [.C69]*255-128; [.C6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70]=&quot;&quot;;&quot;&quot;;IF([.A70]&lt;=1;[.A70]*100;[.A70]))">
            <text:p/>
          </table:table-cell>
          <table:table-cell table:style-name="ce40" table:formula="of:=IF(OR([.B70]=&quot;&quot;; [.C70]=&quot;&quot;); &quot;&quot;; COM.MICROSOFT.LET(_xlpm.a_val; IF(AND([.B70]&gt;=0; [.B70]&lt;=1); [.B70]*255-128; [.B70]); _xlpm.b_val; IF(AND([.C70]&gt;=0; [.C70]&lt;=1); [.C70]*255-128; [.C70]); SQRT(_xlpm.a_val^2 + _xlpm.b_val^2)))">
            <text:p/>
          </table:table-cell>
          <table:table-cell table:style-name="ce40" table:formula="of:=IF(OR([.B70]=&quot;&quot;; [.C70]=&quot;&quot;); &quot;&quot;; COM.MICROSOFT.LET(_xlpm.a_val; IF(AND([.B70]&gt;=0; [.B70]&lt;=1); [.B70]*255-128; [.B70]); _xlpm.b_val; IF(AND([.C70]&gt;=0; [.C70]&lt;=1); [.C70]*255-128; [.C7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71]=&quot;&quot;;&quot;&quot;;IF([.A71]&lt;=1;[.A71]*100;[.A71]))">
            <text:p/>
          </table:table-cell>
          <table:table-cell table:style-name="ce40" table:formula="of:=IF(OR([.B71]=&quot;&quot;; [.C71]=&quot;&quot;); &quot;&quot;; COM.MICROSOFT.LET(_xlpm.a_val; IF(AND([.B71]&gt;=0; [.B71]&lt;=1); [.B71]*255-128; [.B71]); _xlpm.b_val; IF(AND([.C71]&gt;=0; [.C71]&lt;=1); [.C71]*255-128; [.C71]); SQRT(_xlpm.a_val^2 + _xlpm.b_val^2)))">
            <text:p/>
          </table:table-cell>
          <table:table-cell table:style-name="ce40" table:formula="of:=IF(OR([.B71]=&quot;&quot;; [.C71]=&quot;&quot;); &quot;&quot;; COM.MICROSOFT.LET(_xlpm.a_val; IF(AND([.B71]&gt;=0; [.B71]&lt;=1); [.B71]*255-128; [.B71]); _xlpm.b_val; IF(AND([.C71]&gt;=0; [.C71]&lt;=1); [.C71]*255-128; [.C7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72]=&quot;&quot;;&quot;&quot;;IF([.A72]&lt;=1;[.A72]*100;[.A72]))">
            <text:p/>
          </table:table-cell>
          <table:table-cell table:style-name="ce40" table:formula="of:=IF(OR([.B72]=&quot;&quot;; [.C72]=&quot;&quot;); &quot;&quot;; COM.MICROSOFT.LET(_xlpm.a_val; IF(AND([.B72]&gt;=0; [.B72]&lt;=1); [.B72]*255-128; [.B72]); _xlpm.b_val; IF(AND([.C72]&gt;=0; [.C72]&lt;=1); [.C72]*255-128; [.C72]); SQRT(_xlpm.a_val^2 + _xlpm.b_val^2)))">
            <text:p/>
          </table:table-cell>
          <table:table-cell table:style-name="ce40" table:formula="of:=IF(OR([.B72]=&quot;&quot;; [.C72]=&quot;&quot;); &quot;&quot;; COM.MICROSOFT.LET(_xlpm.a_val; IF(AND([.B72]&gt;=0; [.B72]&lt;=1); [.B72]*255-128; [.B72]); _xlpm.b_val; IF(AND([.C72]&gt;=0; [.C72]&lt;=1); [.C72]*255-128; [.C7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73]=&quot;&quot;;&quot;&quot;;IF([.A73]&lt;=1;[.A73]*100;[.A73]))">
            <text:p/>
          </table:table-cell>
          <table:table-cell table:style-name="ce40" table:formula="of:=IF(OR([.B73]=&quot;&quot;; [.C73]=&quot;&quot;); &quot;&quot;; COM.MICROSOFT.LET(_xlpm.a_val; IF(AND([.B73]&gt;=0; [.B73]&lt;=1); [.B73]*255-128; [.B73]); _xlpm.b_val; IF(AND([.C73]&gt;=0; [.C73]&lt;=1); [.C73]*255-128; [.C73]); SQRT(_xlpm.a_val^2 + _xlpm.b_val^2)))">
            <text:p/>
          </table:table-cell>
          <table:table-cell table:style-name="ce40" table:formula="of:=IF(OR([.B73]=&quot;&quot;; [.C73]=&quot;&quot;); &quot;&quot;; COM.MICROSOFT.LET(_xlpm.a_val; IF(AND([.B73]&gt;=0; [.B73]&lt;=1); [.B73]*255-128; [.B73]); _xlpm.b_val; IF(AND([.C73]&gt;=0; [.C73]&lt;=1); [.C73]*255-128; [.C7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74]=&quot;&quot;;&quot;&quot;;IF([.A74]&lt;=1;[.A74]*100;[.A74]))">
            <text:p/>
          </table:table-cell>
          <table:table-cell table:style-name="ce40" table:formula="of:=IF(OR([.B74]=&quot;&quot;; [.C74]=&quot;&quot;); &quot;&quot;; COM.MICROSOFT.LET(_xlpm.a_val; IF(AND([.B74]&gt;=0; [.B74]&lt;=1); [.B74]*255-128; [.B74]); _xlpm.b_val; IF(AND([.C74]&gt;=0; [.C74]&lt;=1); [.C74]*255-128; [.C74]); SQRT(_xlpm.a_val^2 + _xlpm.b_val^2)))">
            <text:p/>
          </table:table-cell>
          <table:table-cell table:style-name="ce40" table:formula="of:=IF(OR([.B74]=&quot;&quot;; [.C74]=&quot;&quot;); &quot;&quot;; COM.MICROSOFT.LET(_xlpm.a_val; IF(AND([.B74]&gt;=0; [.B74]&lt;=1); [.B74]*255-128; [.B74]); _xlpm.b_val; IF(AND([.C74]&gt;=0; [.C74]&lt;=1); [.C74]*255-128; [.C7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75]=&quot;&quot;;&quot;&quot;;IF([.A75]&lt;=1;[.A75]*100;[.A75]))">
            <text:p/>
          </table:table-cell>
          <table:table-cell table:style-name="ce40" table:formula="of:=IF(OR([.B75]=&quot;&quot;; [.C75]=&quot;&quot;); &quot;&quot;; COM.MICROSOFT.LET(_xlpm.a_val; IF(AND([.B75]&gt;=0; [.B75]&lt;=1); [.B75]*255-128; [.B75]); _xlpm.b_val; IF(AND([.C75]&gt;=0; [.C75]&lt;=1); [.C75]*255-128; [.C75]); SQRT(_xlpm.a_val^2 + _xlpm.b_val^2)))">
            <text:p/>
          </table:table-cell>
          <table:table-cell table:style-name="ce40" table:formula="of:=IF(OR([.B75]=&quot;&quot;; [.C75]=&quot;&quot;); &quot;&quot;; COM.MICROSOFT.LET(_xlpm.a_val; IF(AND([.B75]&gt;=0; [.B75]&lt;=1); [.B75]*255-128; [.B75]); _xlpm.b_val; IF(AND([.C75]&gt;=0; [.C75]&lt;=1); [.C75]*255-128; [.C7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76]=&quot;&quot;;&quot;&quot;;IF([.A76]&lt;=1;[.A76]*100;[.A76]))">
            <text:p/>
          </table:table-cell>
          <table:table-cell table:style-name="ce40" table:formula="of:=IF(OR([.B76]=&quot;&quot;; [.C76]=&quot;&quot;); &quot;&quot;; COM.MICROSOFT.LET(_xlpm.a_val; IF(AND([.B76]&gt;=0; [.B76]&lt;=1); [.B76]*255-128; [.B76]); _xlpm.b_val; IF(AND([.C76]&gt;=0; [.C76]&lt;=1); [.C76]*255-128; [.C76]); SQRT(_xlpm.a_val^2 + _xlpm.b_val^2)))">
            <text:p/>
          </table:table-cell>
          <table:table-cell table:style-name="ce40" table:formula="of:=IF(OR([.B76]=&quot;&quot;; [.C76]=&quot;&quot;); &quot;&quot;; COM.MICROSOFT.LET(_xlpm.a_val; IF(AND([.B76]&gt;=0; [.B76]&lt;=1); [.B76]*255-128; [.B76]); _xlpm.b_val; IF(AND([.C76]&gt;=0; [.C76]&lt;=1); [.C76]*255-128; [.C7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77]=&quot;&quot;;&quot;&quot;;IF([.A77]&lt;=1;[.A77]*100;[.A77]))">
            <text:p/>
          </table:table-cell>
          <table:table-cell table:style-name="ce40" table:formula="of:=IF(OR([.B77]=&quot;&quot;; [.C77]=&quot;&quot;); &quot;&quot;; COM.MICROSOFT.LET(_xlpm.a_val; IF(AND([.B77]&gt;=0; [.B77]&lt;=1); [.B77]*255-128; [.B77]); _xlpm.b_val; IF(AND([.C77]&gt;=0; [.C77]&lt;=1); [.C77]*255-128; [.C77]); SQRT(_xlpm.a_val^2 + _xlpm.b_val^2)))">
            <text:p/>
          </table:table-cell>
          <table:table-cell table:style-name="ce40" table:formula="of:=IF(OR([.B77]=&quot;&quot;; [.C77]=&quot;&quot;); &quot;&quot;; COM.MICROSOFT.LET(_xlpm.a_val; IF(AND([.B77]&gt;=0; [.B77]&lt;=1); [.B77]*255-128; [.B77]); _xlpm.b_val; IF(AND([.C77]&gt;=0; [.C77]&lt;=1); [.C77]*255-128; [.C7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78]=&quot;&quot;;&quot;&quot;;IF([.A78]&lt;=1;[.A78]*100;[.A78]))">
            <text:p/>
          </table:table-cell>
          <table:table-cell table:style-name="ce40" table:formula="of:=IF(OR([.B78]=&quot;&quot;; [.C78]=&quot;&quot;); &quot;&quot;; COM.MICROSOFT.LET(_xlpm.a_val; IF(AND([.B78]&gt;=0; [.B78]&lt;=1); [.B78]*255-128; [.B78]); _xlpm.b_val; IF(AND([.C78]&gt;=0; [.C78]&lt;=1); [.C78]*255-128; [.C78]); SQRT(_xlpm.a_val^2 + _xlpm.b_val^2)))">
            <text:p/>
          </table:table-cell>
          <table:table-cell table:style-name="ce40" table:formula="of:=IF(OR([.B78]=&quot;&quot;; [.C78]=&quot;&quot;); &quot;&quot;; COM.MICROSOFT.LET(_xlpm.a_val; IF(AND([.B78]&gt;=0; [.B78]&lt;=1); [.B78]*255-128; [.B78]); _xlpm.b_val; IF(AND([.C78]&gt;=0; [.C78]&lt;=1); [.C78]*255-128; [.C7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79]=&quot;&quot;;&quot;&quot;;IF([.A79]&lt;=1;[.A79]*100;[.A79]))">
            <text:p/>
          </table:table-cell>
          <table:table-cell table:style-name="ce40" table:formula="of:=IF(OR([.B79]=&quot;&quot;; [.C79]=&quot;&quot;); &quot;&quot;; COM.MICROSOFT.LET(_xlpm.a_val; IF(AND([.B79]&gt;=0; [.B79]&lt;=1); [.B79]*255-128; [.B79]); _xlpm.b_val; IF(AND([.C79]&gt;=0; [.C79]&lt;=1); [.C79]*255-128; [.C79]); SQRT(_xlpm.a_val^2 + _xlpm.b_val^2)))">
            <text:p/>
          </table:table-cell>
          <table:table-cell table:style-name="ce40" table:formula="of:=IF(OR([.B79]=&quot;&quot;; [.C79]=&quot;&quot;); &quot;&quot;; COM.MICROSOFT.LET(_xlpm.a_val; IF(AND([.B79]&gt;=0; [.B79]&lt;=1); [.B79]*255-128; [.B79]); _xlpm.b_val; IF(AND([.C79]&gt;=0; [.C79]&lt;=1); [.C79]*255-128; [.C7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80]=&quot;&quot;;&quot;&quot;;IF([.A80]&lt;=1;[.A80]*100;[.A80]))">
            <text:p/>
          </table:table-cell>
          <table:table-cell table:style-name="ce40" table:formula="of:=IF(OR([.B80]=&quot;&quot;; [.C80]=&quot;&quot;); &quot;&quot;; COM.MICROSOFT.LET(_xlpm.a_val; IF(AND([.B80]&gt;=0; [.B80]&lt;=1); [.B80]*255-128; [.B80]); _xlpm.b_val; IF(AND([.C80]&gt;=0; [.C80]&lt;=1); [.C80]*255-128; [.C80]); SQRT(_xlpm.a_val^2 + _xlpm.b_val^2)))">
            <text:p/>
          </table:table-cell>
          <table:table-cell table:style-name="ce40" table:formula="of:=IF(OR([.B80]=&quot;&quot;; [.C80]=&quot;&quot;); &quot;&quot;; COM.MICROSOFT.LET(_xlpm.a_val; IF(AND([.B80]&gt;=0; [.B80]&lt;=1); [.B80]*255-128; [.B80]); _xlpm.b_val; IF(AND([.C80]&gt;=0; [.C80]&lt;=1); [.C80]*255-128; [.C8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81]=&quot;&quot;;&quot;&quot;;IF([.A81]&lt;=1;[.A81]*100;[.A81]))">
            <text:p/>
          </table:table-cell>
          <table:table-cell table:style-name="ce40" table:formula="of:=IF(OR([.B81]=&quot;&quot;; [.C81]=&quot;&quot;); &quot;&quot;; COM.MICROSOFT.LET(_xlpm.a_val; IF(AND([.B81]&gt;=0; [.B81]&lt;=1); [.B81]*255-128; [.B81]); _xlpm.b_val; IF(AND([.C81]&gt;=0; [.C81]&lt;=1); [.C81]*255-128; [.C81]); SQRT(_xlpm.a_val^2 + _xlpm.b_val^2)))">
            <text:p/>
          </table:table-cell>
          <table:table-cell table:style-name="ce40" table:formula="of:=IF(OR([.B81]=&quot;&quot;; [.C81]=&quot;&quot;); &quot;&quot;; COM.MICROSOFT.LET(_xlpm.a_val; IF(AND([.B81]&gt;=0; [.B81]&lt;=1); [.B81]*255-128; [.B81]); _xlpm.b_val; IF(AND([.C81]&gt;=0; [.C81]&lt;=1); [.C81]*255-128; [.C8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82]=&quot;&quot;;&quot;&quot;;IF([.A82]&lt;=1;[.A82]*100;[.A82]))">
            <text:p/>
          </table:table-cell>
          <table:table-cell table:style-name="ce40" table:formula="of:=IF(OR([.B82]=&quot;&quot;; [.C82]=&quot;&quot;); &quot;&quot;; COM.MICROSOFT.LET(_xlpm.a_val; IF(AND([.B82]&gt;=0; [.B82]&lt;=1); [.B82]*255-128; [.B82]); _xlpm.b_val; IF(AND([.C82]&gt;=0; [.C82]&lt;=1); [.C82]*255-128; [.C82]); SQRT(_xlpm.a_val^2 + _xlpm.b_val^2)))">
            <text:p/>
          </table:table-cell>
          <table:table-cell table:style-name="ce40" table:formula="of:=IF(OR([.B82]=&quot;&quot;; [.C82]=&quot;&quot;); &quot;&quot;; COM.MICROSOFT.LET(_xlpm.a_val; IF(AND([.B82]&gt;=0; [.B82]&lt;=1); [.B82]*255-128; [.B82]); _xlpm.b_val; IF(AND([.C82]&gt;=0; [.C82]&lt;=1); [.C82]*255-128; [.C8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83]=&quot;&quot;;&quot;&quot;;IF([.A83]&lt;=1;[.A83]*100;[.A83]))">
            <text:p/>
          </table:table-cell>
          <table:table-cell table:style-name="ce40" table:formula="of:=IF(OR([.B83]=&quot;&quot;; [.C83]=&quot;&quot;); &quot;&quot;; COM.MICROSOFT.LET(_xlpm.a_val; IF(AND([.B83]&gt;=0; [.B83]&lt;=1); [.B83]*255-128; [.B83]); _xlpm.b_val; IF(AND([.C83]&gt;=0; [.C83]&lt;=1); [.C83]*255-128; [.C83]); SQRT(_xlpm.a_val^2 + _xlpm.b_val^2)))">
            <text:p/>
          </table:table-cell>
          <table:table-cell table:style-name="ce40" table:formula="of:=IF(OR([.B83]=&quot;&quot;; [.C83]=&quot;&quot;); &quot;&quot;; COM.MICROSOFT.LET(_xlpm.a_val; IF(AND([.B83]&gt;=0; [.B83]&lt;=1); [.B83]*255-128; [.B83]); _xlpm.b_val; IF(AND([.C83]&gt;=0; [.C83]&lt;=1); [.C83]*255-128; [.C8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84]=&quot;&quot;;&quot;&quot;;IF([.A84]&lt;=1;[.A84]*100;[.A84]))">
            <text:p/>
          </table:table-cell>
          <table:table-cell table:style-name="ce40" table:formula="of:=IF(OR([.B84]=&quot;&quot;; [.C84]=&quot;&quot;); &quot;&quot;; COM.MICROSOFT.LET(_xlpm.a_val; IF(AND([.B84]&gt;=0; [.B84]&lt;=1); [.B84]*255-128; [.B84]); _xlpm.b_val; IF(AND([.C84]&gt;=0; [.C84]&lt;=1); [.C84]*255-128; [.C84]); SQRT(_xlpm.a_val^2 + _xlpm.b_val^2)))">
            <text:p/>
          </table:table-cell>
          <table:table-cell table:style-name="ce40" table:formula="of:=IF(OR([.B84]=&quot;&quot;; [.C84]=&quot;&quot;); &quot;&quot;; COM.MICROSOFT.LET(_xlpm.a_val; IF(AND([.B84]&gt;=0; [.B84]&lt;=1); [.B84]*255-128; [.B84]); _xlpm.b_val; IF(AND([.C84]&gt;=0; [.C84]&lt;=1); [.C84]*255-128; [.C8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85]=&quot;&quot;;&quot;&quot;;IF([.A85]&lt;=1;[.A85]*100;[.A85]))">
            <text:p/>
          </table:table-cell>
          <table:table-cell table:style-name="ce40" table:formula="of:=IF(OR([.B85]=&quot;&quot;; [.C85]=&quot;&quot;); &quot;&quot;; COM.MICROSOFT.LET(_xlpm.a_val; IF(AND([.B85]&gt;=0; [.B85]&lt;=1); [.B85]*255-128; [.B85]); _xlpm.b_val; IF(AND([.C85]&gt;=0; [.C85]&lt;=1); [.C85]*255-128; [.C85]); SQRT(_xlpm.a_val^2 + _xlpm.b_val^2)))">
            <text:p/>
          </table:table-cell>
          <table:table-cell table:style-name="ce40" table:formula="of:=IF(OR([.B85]=&quot;&quot;; [.C85]=&quot;&quot;); &quot;&quot;; COM.MICROSOFT.LET(_xlpm.a_val; IF(AND([.B85]&gt;=0; [.B85]&lt;=1); [.B85]*255-128; [.B85]); _xlpm.b_val; IF(AND([.C85]&gt;=0; [.C85]&lt;=1); [.C85]*255-128; [.C8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86]=&quot;&quot;;&quot;&quot;;IF([.A86]&lt;=1;[.A86]*100;[.A86]))">
            <text:p/>
          </table:table-cell>
          <table:table-cell table:style-name="ce40" table:formula="of:=IF(OR([.B86]=&quot;&quot;; [.C86]=&quot;&quot;); &quot;&quot;; COM.MICROSOFT.LET(_xlpm.a_val; IF(AND([.B86]&gt;=0; [.B86]&lt;=1); [.B86]*255-128; [.B86]); _xlpm.b_val; IF(AND([.C86]&gt;=0; [.C86]&lt;=1); [.C86]*255-128; [.C86]); SQRT(_xlpm.a_val^2 + _xlpm.b_val^2)))">
            <text:p/>
          </table:table-cell>
          <table:table-cell table:style-name="ce40" table:formula="of:=IF(OR([.B86]=&quot;&quot;; [.C86]=&quot;&quot;); &quot;&quot;; COM.MICROSOFT.LET(_xlpm.a_val; IF(AND([.B86]&gt;=0; [.B86]&lt;=1); [.B86]*255-128; [.B86]); _xlpm.b_val; IF(AND([.C86]&gt;=0; [.C86]&lt;=1); [.C86]*255-128; [.C8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87]=&quot;&quot;;&quot;&quot;;IF([.A87]&lt;=1;[.A87]*100;[.A87]))">
            <text:p/>
          </table:table-cell>
          <table:table-cell table:style-name="ce40" table:formula="of:=IF(OR([.B87]=&quot;&quot;; [.C87]=&quot;&quot;); &quot;&quot;; COM.MICROSOFT.LET(_xlpm.a_val; IF(AND([.B87]&gt;=0; [.B87]&lt;=1); [.B87]*255-128; [.B87]); _xlpm.b_val; IF(AND([.C87]&gt;=0; [.C87]&lt;=1); [.C87]*255-128; [.C87]); SQRT(_xlpm.a_val^2 + _xlpm.b_val^2)))">
            <text:p/>
          </table:table-cell>
          <table:table-cell table:style-name="ce40" table:formula="of:=IF(OR([.B87]=&quot;&quot;; [.C87]=&quot;&quot;); &quot;&quot;; COM.MICROSOFT.LET(_xlpm.a_val; IF(AND([.B87]&gt;=0; [.B87]&lt;=1); [.B87]*255-128; [.B87]); _xlpm.b_val; IF(AND([.C87]&gt;=0; [.C87]&lt;=1); [.C87]*255-128; [.C8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88]=&quot;&quot;;&quot;&quot;;IF([.A88]&lt;=1;[.A88]*100;[.A88]))">
            <text:p/>
          </table:table-cell>
          <table:table-cell table:style-name="ce40" table:formula="of:=IF(OR([.B88]=&quot;&quot;; [.C88]=&quot;&quot;); &quot;&quot;; COM.MICROSOFT.LET(_xlpm.a_val; IF(AND([.B88]&gt;=0; [.B88]&lt;=1); [.B88]*255-128; [.B88]); _xlpm.b_val; IF(AND([.C88]&gt;=0; [.C88]&lt;=1); [.C88]*255-128; [.C88]); SQRT(_xlpm.a_val^2 + _xlpm.b_val^2)))">
            <text:p/>
          </table:table-cell>
          <table:table-cell table:style-name="ce40" table:formula="of:=IF(OR([.B88]=&quot;&quot;; [.C88]=&quot;&quot;); &quot;&quot;; COM.MICROSOFT.LET(_xlpm.a_val; IF(AND([.B88]&gt;=0; [.B88]&lt;=1); [.B88]*255-128; [.B88]); _xlpm.b_val; IF(AND([.C88]&gt;=0; [.C88]&lt;=1); [.C88]*255-128; [.C8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89]=&quot;&quot;;&quot;&quot;;IF([.A89]&lt;=1;[.A89]*100;[.A89]))">
            <text:p/>
          </table:table-cell>
          <table:table-cell table:style-name="ce40" table:formula="of:=IF(OR([.B89]=&quot;&quot;; [.C89]=&quot;&quot;); &quot;&quot;; COM.MICROSOFT.LET(_xlpm.a_val; IF(AND([.B89]&gt;=0; [.B89]&lt;=1); [.B89]*255-128; [.B89]); _xlpm.b_val; IF(AND([.C89]&gt;=0; [.C89]&lt;=1); [.C89]*255-128; [.C89]); SQRT(_xlpm.a_val^2 + _xlpm.b_val^2)))">
            <text:p/>
          </table:table-cell>
          <table:table-cell table:style-name="ce40" table:formula="of:=IF(OR([.B89]=&quot;&quot;; [.C89]=&quot;&quot;); &quot;&quot;; COM.MICROSOFT.LET(_xlpm.a_val; IF(AND([.B89]&gt;=0; [.B89]&lt;=1); [.B89]*255-128; [.B89]); _xlpm.b_val; IF(AND([.C89]&gt;=0; [.C89]&lt;=1); [.C89]*255-128; [.C8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90]=&quot;&quot;;&quot;&quot;;IF([.A90]&lt;=1;[.A90]*100;[.A90]))">
            <text:p/>
          </table:table-cell>
          <table:table-cell table:style-name="ce40" table:formula="of:=IF(OR([.B90]=&quot;&quot;; [.C90]=&quot;&quot;); &quot;&quot;; COM.MICROSOFT.LET(_xlpm.a_val; IF(AND([.B90]&gt;=0; [.B90]&lt;=1); [.B90]*255-128; [.B90]); _xlpm.b_val; IF(AND([.C90]&gt;=0; [.C90]&lt;=1); [.C90]*255-128; [.C90]); SQRT(_xlpm.a_val^2 + _xlpm.b_val^2)))">
            <text:p/>
          </table:table-cell>
          <table:table-cell table:style-name="ce40" table:formula="of:=IF(OR([.B90]=&quot;&quot;; [.C90]=&quot;&quot;); &quot;&quot;; COM.MICROSOFT.LET(_xlpm.a_val; IF(AND([.B90]&gt;=0; [.B90]&lt;=1); [.B90]*255-128; [.B90]); _xlpm.b_val; IF(AND([.C90]&gt;=0; [.C90]&lt;=1); [.C90]*255-128; [.C9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91]=&quot;&quot;;&quot;&quot;;IF([.A91]&lt;=1;[.A91]*100;[.A91]))">
            <text:p/>
          </table:table-cell>
          <table:table-cell table:style-name="ce40" table:formula="of:=IF(OR([.B91]=&quot;&quot;; [.C91]=&quot;&quot;); &quot;&quot;; COM.MICROSOFT.LET(_xlpm.a_val; IF(AND([.B91]&gt;=0; [.B91]&lt;=1); [.B91]*255-128; [.B91]); _xlpm.b_val; IF(AND([.C91]&gt;=0; [.C91]&lt;=1); [.C91]*255-128; [.C91]); SQRT(_xlpm.a_val^2 + _xlpm.b_val^2)))">
            <text:p/>
          </table:table-cell>
          <table:table-cell table:style-name="ce40" table:formula="of:=IF(OR([.B91]=&quot;&quot;; [.C91]=&quot;&quot;); &quot;&quot;; COM.MICROSOFT.LET(_xlpm.a_val; IF(AND([.B91]&gt;=0; [.B91]&lt;=1); [.B91]*255-128; [.B91]); _xlpm.b_val; IF(AND([.C91]&gt;=0; [.C91]&lt;=1); [.C91]*255-128; [.C9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92]=&quot;&quot;;&quot;&quot;;IF([.A92]&lt;=1;[.A92]*100;[.A92]))">
            <text:p/>
          </table:table-cell>
          <table:table-cell table:style-name="ce40" table:formula="of:=IF(OR([.B92]=&quot;&quot;; [.C92]=&quot;&quot;); &quot;&quot;; COM.MICROSOFT.LET(_xlpm.a_val; IF(AND([.B92]&gt;=0; [.B92]&lt;=1); [.B92]*255-128; [.B92]); _xlpm.b_val; IF(AND([.C92]&gt;=0; [.C92]&lt;=1); [.C92]*255-128; [.C92]); SQRT(_xlpm.a_val^2 + _xlpm.b_val^2)))">
            <text:p/>
          </table:table-cell>
          <table:table-cell table:style-name="ce40" table:formula="of:=IF(OR([.B92]=&quot;&quot;; [.C92]=&quot;&quot;); &quot;&quot;; COM.MICROSOFT.LET(_xlpm.a_val; IF(AND([.B92]&gt;=0; [.B92]&lt;=1); [.B92]*255-128; [.B92]); _xlpm.b_val; IF(AND([.C92]&gt;=0; [.C92]&lt;=1); [.C92]*255-128; [.C9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2"/>
          <table:table-cell table:style-name="ce14" table:number-columns-repeated="2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93]=&quot;&quot;;&quot;&quot;;IF([.A93]&lt;=1;[.A93]*100;[.A93]))">
            <text:p/>
          </table:table-cell>
          <table:table-cell table:style-name="ce40" table:formula="of:=IF(OR([.B93]=&quot;&quot;; [.C93]=&quot;&quot;); &quot;&quot;; COM.MICROSOFT.LET(_xlpm.a_val; IF(AND([.B93]&gt;=0; [.B93]&lt;=1); [.B93]*255-128; [.B93]); _xlpm.b_val; IF(AND([.C93]&gt;=0; [.C93]&lt;=1); [.C93]*255-128; [.C93]); SQRT(_xlpm.a_val^2 + _xlpm.b_val^2)))">
            <text:p/>
          </table:table-cell>
          <table:table-cell table:style-name="ce40" table:formula="of:=IF(OR([.B93]=&quot;&quot;; [.C93]=&quot;&quot;); &quot;&quot;; COM.MICROSOFT.LET(_xlpm.a_val; IF(AND([.B93]&gt;=0; [.B93]&lt;=1); [.B93]*255-128; [.B93]); _xlpm.b_val; IF(AND([.C93]&gt;=0; [.C93]&lt;=1); [.C93]*255-128; [.C9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94]=&quot;&quot;;&quot;&quot;;IF([.A94]&lt;=1;[.A94]*100;[.A94]))">
            <text:p/>
          </table:table-cell>
          <table:table-cell table:style-name="ce40" table:formula="of:=IF(OR([.B94]=&quot;&quot;; [.C94]=&quot;&quot;); &quot;&quot;; COM.MICROSOFT.LET(_xlpm.a_val; IF(AND([.B94]&gt;=0; [.B94]&lt;=1); [.B94]*255-128; [.B94]); _xlpm.b_val; IF(AND([.C94]&gt;=0; [.C94]&lt;=1); [.C94]*255-128; [.C94]); SQRT(_xlpm.a_val^2 + _xlpm.b_val^2)))">
            <text:p/>
          </table:table-cell>
          <table:table-cell table:style-name="ce40" table:formula="of:=IF(OR([.B94]=&quot;&quot;; [.C94]=&quot;&quot;); &quot;&quot;; COM.MICROSOFT.LET(_xlpm.a_val; IF(AND([.B94]&gt;=0; [.B94]&lt;=1); [.B94]*255-128; [.B94]); _xlpm.b_val; IF(AND([.C94]&gt;=0; [.C94]&lt;=1); [.C94]*255-128; [.C9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95]=&quot;&quot;;&quot;&quot;;IF([.A95]&lt;=1;[.A95]*100;[.A95]))">
            <text:p/>
          </table:table-cell>
          <table:table-cell table:style-name="ce40" table:formula="of:=IF(OR([.B95]=&quot;&quot;; [.C95]=&quot;&quot;); &quot;&quot;; COM.MICROSOFT.LET(_xlpm.a_val; IF(AND([.B95]&gt;=0; [.B95]&lt;=1); [.B95]*255-128; [.B95]); _xlpm.b_val; IF(AND([.C95]&gt;=0; [.C95]&lt;=1); [.C95]*255-128; [.C95]); SQRT(_xlpm.a_val^2 + _xlpm.b_val^2)))">
            <text:p/>
          </table:table-cell>
          <table:table-cell table:style-name="ce40" table:formula="of:=IF(OR([.B95]=&quot;&quot;; [.C95]=&quot;&quot;); &quot;&quot;; COM.MICROSOFT.LET(_xlpm.a_val; IF(AND([.B95]&gt;=0; [.B95]&lt;=1); [.B95]*255-128; [.B95]); _xlpm.b_val; IF(AND([.C95]&gt;=0; [.C95]&lt;=1); [.C95]*255-128; [.C9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96]=&quot;&quot;;&quot;&quot;;IF([.A96]&lt;=1;[.A96]*100;[.A96]))">
            <text:p/>
          </table:table-cell>
          <table:table-cell table:style-name="ce40" table:formula="of:=IF(OR([.B96]=&quot;&quot;; [.C96]=&quot;&quot;); &quot;&quot;; COM.MICROSOFT.LET(_xlpm.a_val; IF(AND([.B96]&gt;=0; [.B96]&lt;=1); [.B96]*255-128; [.B96]); _xlpm.b_val; IF(AND([.C96]&gt;=0; [.C96]&lt;=1); [.C96]*255-128; [.C96]); SQRT(_xlpm.a_val^2 + _xlpm.b_val^2)))">
            <text:p/>
          </table:table-cell>
          <table:table-cell table:style-name="ce40" table:formula="of:=IF(OR([.B96]=&quot;&quot;; [.C96]=&quot;&quot;); &quot;&quot;; COM.MICROSOFT.LET(_xlpm.a_val; IF(AND([.B96]&gt;=0; [.B96]&lt;=1); [.B96]*255-128; [.B96]); _xlpm.b_val; IF(AND([.C96]&gt;=0; [.C96]&lt;=1); [.C96]*255-128; [.C96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97]=&quot;&quot;;&quot;&quot;;IF([.A97]&lt;=1;[.A97]*100;[.A97]))">
            <text:p/>
          </table:table-cell>
          <table:table-cell table:style-name="ce40" table:formula="of:=IF(OR([.B97]=&quot;&quot;; [.C97]=&quot;&quot;); &quot;&quot;; COM.MICROSOFT.LET(_xlpm.a_val; IF(AND([.B97]&gt;=0; [.B97]&lt;=1); [.B97]*255-128; [.B97]); _xlpm.b_val; IF(AND([.C97]&gt;=0; [.C97]&lt;=1); [.C97]*255-128; [.C97]); SQRT(_xlpm.a_val^2 + _xlpm.b_val^2)))">
            <text:p/>
          </table:table-cell>
          <table:table-cell table:style-name="ce40" table:formula="of:=IF(OR([.B97]=&quot;&quot;; [.C97]=&quot;&quot;); &quot;&quot;; COM.MICROSOFT.LET(_xlpm.a_val; IF(AND([.B97]&gt;=0; [.B97]&lt;=1); [.B97]*255-128; [.B97]); _xlpm.b_val; IF(AND([.C97]&gt;=0; [.C97]&lt;=1); [.C97]*255-128; [.C97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98]=&quot;&quot;;&quot;&quot;;IF([.A98]&lt;=1;[.A98]*100;[.A98]))">
            <text:p/>
          </table:table-cell>
          <table:table-cell table:style-name="ce40" table:formula="of:=IF(OR([.B98]=&quot;&quot;; [.C98]=&quot;&quot;); &quot;&quot;; COM.MICROSOFT.LET(_xlpm.a_val; IF(AND([.B98]&gt;=0; [.B98]&lt;=1); [.B98]*255-128; [.B98]); _xlpm.b_val; IF(AND([.C98]&gt;=0; [.C98]&lt;=1); [.C98]*255-128; [.C98]); SQRT(_xlpm.a_val^2 + _xlpm.b_val^2)))">
            <text:p/>
          </table:table-cell>
          <table:table-cell table:style-name="ce40" table:formula="of:=IF(OR([.B98]=&quot;&quot;; [.C98]=&quot;&quot;); &quot;&quot;; COM.MICROSOFT.LET(_xlpm.a_val; IF(AND([.B98]&gt;=0; [.B98]&lt;=1); [.B98]*255-128; [.B98]); _xlpm.b_val; IF(AND([.C98]&gt;=0; [.C98]&lt;=1); [.C98]*255-128; [.C98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99]=&quot;&quot;;&quot;&quot;;IF([.A99]&lt;=1;[.A99]*100;[.A99]))">
            <text:p/>
          </table:table-cell>
          <table:table-cell table:style-name="ce40" table:formula="of:=IF(OR([.B99]=&quot;&quot;; [.C99]=&quot;&quot;); &quot;&quot;; COM.MICROSOFT.LET(_xlpm.a_val; IF(AND([.B99]&gt;=0; [.B99]&lt;=1); [.B99]*255-128; [.B99]); _xlpm.b_val; IF(AND([.C99]&gt;=0; [.C99]&lt;=1); [.C99]*255-128; [.C99]); SQRT(_xlpm.a_val^2 + _xlpm.b_val^2)))">
            <text:p/>
          </table:table-cell>
          <table:table-cell table:style-name="ce40" table:formula="of:=IF(OR([.B99]=&quot;&quot;; [.C99]=&quot;&quot;); &quot;&quot;; COM.MICROSOFT.LET(_xlpm.a_val; IF(AND([.B99]&gt;=0; [.B99]&lt;=1); [.B99]*255-128; [.B99]); _xlpm.b_val; IF(AND([.C99]&gt;=0; [.C99]&lt;=1); [.C99]*255-128; [.C99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100]=&quot;&quot;;&quot;&quot;;IF([.A100]&lt;=1;[.A100]*100;[.A100]))">
            <text:p/>
          </table:table-cell>
          <table:table-cell table:style-name="ce40" table:formula="of:=IF(OR([.B100]=&quot;&quot;; [.C100]=&quot;&quot;); &quot;&quot;; COM.MICROSOFT.LET(_xlpm.a_val; IF(AND([.B100]&gt;=0; [.B100]&lt;=1); [.B100]*255-128; [.B100]); _xlpm.b_val; IF(AND([.C100]&gt;=0; [.C100]&lt;=1); [.C100]*255-128; [.C100]); SQRT(_xlpm.a_val^2 + _xlpm.b_val^2)))">
            <text:p/>
          </table:table-cell>
          <table:table-cell table:style-name="ce40" table:formula="of:=IF(OR([.B100]=&quot;&quot;; [.C100]=&quot;&quot;); &quot;&quot;; COM.MICROSOFT.LET(_xlpm.a_val; IF(AND([.B100]&gt;=0; [.B100]&lt;=1); [.B100]*255-128; [.B100]); _xlpm.b_val; IF(AND([.C100]&gt;=0; [.C100]&lt;=1); [.C100]*255-128; [.C100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101]=&quot;&quot;;&quot;&quot;;IF([.A101]&lt;=1;[.A101]*100;[.A101]))">
            <text:p/>
          </table:table-cell>
          <table:table-cell table:style-name="ce40" table:formula="of:=IF(OR([.B101]=&quot;&quot;; [.C101]=&quot;&quot;); &quot;&quot;; COM.MICROSOFT.LET(_xlpm.a_val; IF(AND([.B101]&gt;=0; [.B101]&lt;=1); [.B101]*255-128; [.B101]); _xlpm.b_val; IF(AND([.C101]&gt;=0; [.C101]&lt;=1); [.C101]*255-128; [.C101]); SQRT(_xlpm.a_val^2 + _xlpm.b_val^2)))">
            <text:p/>
          </table:table-cell>
          <table:table-cell table:style-name="ce40" table:formula="of:=IF(OR([.B101]=&quot;&quot;; [.C101]=&quot;&quot;); &quot;&quot;; COM.MICROSOFT.LET(_xlpm.a_val; IF(AND([.B101]&gt;=0; [.B101]&lt;=1); [.B101]*255-128; [.B101]); _xlpm.b_val; IF(AND([.C101]&gt;=0; [.C101]&lt;=1); [.C101]*255-128; [.C101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102]=&quot;&quot;;&quot;&quot;;IF([.A102]&lt;=1;[.A102]*100;[.A102]))">
            <text:p/>
          </table:table-cell>
          <table:table-cell table:style-name="ce40" table:formula="of:=IF(OR([.B102]=&quot;&quot;; [.C102]=&quot;&quot;); &quot;&quot;; COM.MICROSOFT.LET(_xlpm.a_val; IF(AND([.B102]&gt;=0; [.B102]&lt;=1); [.B102]*255-128; [.B102]); _xlpm.b_val; IF(AND([.C102]&gt;=0; [.C102]&lt;=1); [.C102]*255-128; [.C102]); SQRT(_xlpm.a_val^2 + _xlpm.b_val^2)))">
            <text:p/>
          </table:table-cell>
          <table:table-cell table:style-name="ce40" table:formula="of:=IF(OR([.B102]=&quot;&quot;; [.C102]=&quot;&quot;); &quot;&quot;; COM.MICROSOFT.LET(_xlpm.a_val; IF(AND([.B102]&gt;=0; [.B102]&lt;=1); [.B102]*255-128; [.B102]); _xlpm.b_val; IF(AND([.C102]&gt;=0; [.C102]&lt;=1); [.C102]*255-128; [.C102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103]=&quot;&quot;;&quot;&quot;;IF([.A103]&lt;=1;[.A103]*100;[.A103]))">
            <text:p/>
          </table:table-cell>
          <table:table-cell table:style-name="ce40" table:formula="of:=IF(OR([.B103]=&quot;&quot;; [.C103]=&quot;&quot;); &quot;&quot;; COM.MICROSOFT.LET(_xlpm.a_val; IF(AND([.B103]&gt;=0; [.B103]&lt;=1); [.B103]*255-128; [.B103]); _xlpm.b_val; IF(AND([.C103]&gt;=0; [.C103]&lt;=1); [.C103]*255-128; [.C103]); SQRT(_xlpm.a_val^2 + _xlpm.b_val^2)))">
            <text:p/>
          </table:table-cell>
          <table:table-cell table:style-name="ce40" table:formula="of:=IF(OR([.B103]=&quot;&quot;; [.C103]=&quot;&quot;); &quot;&quot;; COM.MICROSOFT.LET(_xlpm.a_val; IF(AND([.B103]&gt;=0; [.B103]&lt;=1); [.B103]*255-128; [.B103]); _xlpm.b_val; IF(AND([.C103]&gt;=0; [.C103]&lt;=1); [.C103]*255-128; [.C103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104]=&quot;&quot;;&quot;&quot;;IF([.A104]&lt;=1;[.A104]*100;[.A104]))">
            <text:p/>
          </table:table-cell>
          <table:table-cell table:style-name="ce40" table:formula="of:=IF(OR([.B104]=&quot;&quot;; [.C104]=&quot;&quot;); &quot;&quot;; COM.MICROSOFT.LET(_xlpm.a_val; IF(AND([.B104]&gt;=0; [.B104]&lt;=1); [.B104]*255-128; [.B104]); _xlpm.b_val; IF(AND([.C104]&gt;=0; [.C104]&lt;=1); [.C104]*255-128; [.C104]); SQRT(_xlpm.a_val^2 + _xlpm.b_val^2)))">
            <text:p/>
          </table:table-cell>
          <table:table-cell table:style-name="ce40" table:formula="of:=IF(OR([.B104]=&quot;&quot;; [.C104]=&quot;&quot;); &quot;&quot;; COM.MICROSOFT.LET(_xlpm.a_val; IF(AND([.B104]&gt;=0; [.B104]&lt;=1); [.B104]*255-128; [.B104]); _xlpm.b_val; IF(AND([.C104]&gt;=0; [.C104]&lt;=1); [.C104]*255-128; [.C104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2"/>
          <table:table-cell table:style-name="ce8" table:content-validation-name="val1"/>
          <table:table-cell table:style-name="ce30" table:content-validation-name="val2"/>
          <table:table-cell table:number-columns-repeated="3"/>
          <table:table-cell table:style-name="ce33"/>
          <table:table-cell/>
          <table:table-cell table:style-name="ce37" table:formula="of:=IF([.A105]=&quot;&quot;;&quot;&quot;;IF([.A105]&lt;=1;[.A105]*100;[.A105]))">
            <text:p/>
          </table:table-cell>
          <table:table-cell table:style-name="ce40" table:formula="of:=IF(OR([.B105]=&quot;&quot;; [.C105]=&quot;&quot;); &quot;&quot;; COM.MICROSOFT.LET(_xlpm.a_val; IF(AND([.B105]&gt;=0; [.B105]&lt;=1); [.B105]*255-128; [.B105]); _xlpm.b_val; IF(AND([.C105]&gt;=0; [.C105]&lt;=1); [.C105]*255-128; [.C105]); SQRT(_xlpm.a_val^2 + _xlpm.b_val^2)))">
            <text:p/>
          </table:table-cell>
          <table:table-cell table:style-name="ce40" table:formula="of:=IF(OR([.B105]=&quot;&quot;; [.C105]=&quot;&quot;); &quot;&quot;; COM.MICROSOFT.LET(_xlpm.a_val; IF(AND([.B105]&gt;=0; [.B105]&lt;=1); [.B105]*255-128; [.B105]); _xlpm.b_val; IF(AND([.C105]&gt;=0; [.C105]&lt;=1); [.C105]*255-128; [.C105]); DEGREES(ATAN2(_xlpm.a_val; _xlpm.b_val))))">
            <text:p/>
          </table:table-cell>
          <table:table-cell table:number-columns-repeated="3"/>
        </table:table-row>
        <table:table-row table:style-name="ro1">
          <table:table-cell table:style-name="ce14" table:number-columns-repeated="3"/>
          <table:table-cell table:style-name="ce24"/>
          <table:table-cell table:style-name="ce2"/>
          <table:table-cell table:number-columns-repeated="15"/>
        </table:table-row>
        <table:table-row table:style-name="ro1">
          <table:table-cell table:style-name="ce14" table:number-columns-repeated="3"/>
          <table:table-cell table:style-name="ce24"/>
          <table:table-cell table:style-name="ce2" table:number-columns-repeated="3"/>
          <table:table-cell table:number-columns-repeated="13"/>
        </table:table-row>
        <table:table-row table:style-name="ro1" table:number-rows-repeated="2">
          <table:table-cell table:number-columns-repeated="3"/>
          <table:table-cell table:style-name="ce26"/>
          <table:table-cell table:style-name="ce2" table:number-columns-repeated="3"/>
          <table:table-cell table:number-columns-repeated="13"/>
        </table:table-row>
        <table:table-row table:style-name="ro2" table:number-rows-repeated="1048466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heet2" table:style-name="ta1">
        <table:table-column table:style-name="co1" table:number-columns-repeated="3" table:default-cell-style-name="ce14"/>
        <table:table-row table:style-name="ro2">
          <table:table-cell office:value-type="float" office:value="0.3781" calcext:value-type="float">
            <text:p>0.378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5357" calcext:value-type="float">
            <text:p>0.5357</text:p>
          </table:table-cell>
        </table:table-row>
        <table:table-row table:style-name="ro2">
          <table:table-cell office:value-type="float" office:value="0.3704" calcext:value-type="float">
            <text:p>0.3704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5266" calcext:value-type="float">
            <text:p>0.5266</text:p>
          </table:table-cell>
        </table:table-row>
        <table:table-row table:style-name="ro2">
          <table:table-cell table:style-name="ce54" office:value-type="float" office:value="0.3683" calcext:value-type="float">
            <text:p>0.3683</text:p>
          </table:table-cell>
          <table:table-cell office:value-type="float" office:value="0.4366" calcext:value-type="float">
            <text:p>0.4366</text:p>
          </table:table-cell>
          <table:table-cell office:value-type="float" office:value="0.5252" calcext:value-type="float">
            <text:p>0.5252</text:p>
          </table:table-cell>
        </table:table-row>
        <table:table-row table:style-name="ro2">
          <table:table-cell office:value-type="float" office:value="0.3566" calcext:value-type="float">
            <text:p>0.3566</text:p>
          </table:table-cell>
          <table:table-cell office:value-type="float" office:value="0.438" calcext:value-type="float">
            <text:p>0.4380</text:p>
          </table:table-cell>
          <table:table-cell office:value-type="float" office:value="0.5272" calcext:value-type="float">
            <text:p>0.5272</text:p>
          </table:table-cell>
        </table:table-row>
        <table:table-row table:style-name="ro2">
          <table:table-cell office:value-type="float" office:value="0.3647" calcext:value-type="float">
            <text:p>0.3647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5319" calcext:value-type="float">
            <text:p>0.5319</text:p>
          </table:table-cell>
        </table:table-row>
        <table:table-row table:style-name="ro2">
          <table:table-cell office:value-type="float" office:value="0.3619" calcext:value-type="float">
            <text:p>0.3619</text:p>
          </table:table-cell>
          <table:table-cell office:value-type="float" office:value="0.4411" calcext:value-type="float">
            <text:p>0.4411</text:p>
          </table:table-cell>
          <table:table-cell office:value-type="float" office:value="0.5254" calcext:value-type="float">
            <text:p>0.5254</text:p>
          </table:table-cell>
        </table:table-row>
        <table:table-row table:style-name="ro2">
          <table:table-cell office:value-type="float" office:value="0.3752" calcext:value-type="float">
            <text:p>0.3752</text:p>
          </table:table-cell>
          <table:table-cell office:value-type="float" office:value="0.4332" calcext:value-type="float">
            <text:p>0.4332</text:p>
          </table:table-cell>
          <table:table-cell office:value-type="float" office:value="0.5304" calcext:value-type="float">
            <text:p>0.5304</text:p>
          </table:table-cell>
        </table:table-row>
        <table:table-row table:style-name="ro2">
          <table:table-cell office:value-type="float" office:value="0.3696" calcext:value-type="float">
            <text:p>0.3696</text:p>
          </table:table-cell>
          <table:table-cell office:value-type="float" office:value="0.434" calcext:value-type="float">
            <text:p>0.4340</text:p>
          </table:table-cell>
          <table:table-cell office:value-type="float" office:value="0.5321" calcext:value-type="float">
            <text:p>0.5321</text:p>
          </table:table-cell>
        </table:table-row>
        <table:table-row table:style-name="ro2">
          <table:table-cell office:value-type="float" office:value="0.3821" calcext:value-type="float">
            <text:p>0.3821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5272" calcext:value-type="float">
            <text:p>0.5272</text:p>
          </table:table-cell>
        </table:table-row>
        <table:table-row table:style-name="ro2">
          <table:table-cell office:value-type="float" office:value="0.379" calcext:value-type="float">
            <text:p>0.3790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5277" calcext:value-type="float">
            <text:p>0.5277</text:p>
          </table:table-cell>
        </table:table-row>
        <table:table-row table:style-name="ro2">
          <table:table-cell office:value-type="float" office:value="0.3689" calcext:value-type="float">
            <text:p>0.3689</text:p>
          </table:table-cell>
          <table:table-cell office:value-type="float" office:value="0.432" calcext:value-type="float">
            <text:p>0.4320</text:p>
          </table:table-cell>
          <table:table-cell office:value-type="float" office:value="0.5354" calcext:value-type="float">
            <text:p>0.5354</text:p>
          </table:table-cell>
        </table:table-row>
        <table:table-row table:style-name="ro2">
          <table:table-cell office:value-type="float" office:value="0.3376" calcext:value-type="float">
            <text:p>0.3376</text:p>
          </table:table-cell>
          <table:table-cell office:value-type="float" office:value="0.4423" calcext:value-type="float">
            <text:p>0.4423</text:p>
          </table:table-cell>
          <table:table-cell office:value-type="float" office:value="0.5276" calcext:value-type="float">
            <text:p>0.5276</text:p>
          </table:table-cell>
        </table:table-row>
        <table:table-row table:style-name="ro2">
          <table:table-cell office:value-type="float" office:value="0.347210529514384" calcext:value-type="float">
            <text:p>0.3472</text:p>
          </table:table-cell>
          <table:table-cell office:value-type="float" office:value="0.442119538284875" calcext:value-type="float">
            <text:p>0.4421</text:p>
          </table:table-cell>
          <table:table-cell office:value-type="float" office:value="0.520273280120936" calcext:value-type="float">
            <text:p>0.5203</text:p>
          </table:table-cell>
        </table:table-row>
        <table:table-row table:style-name="ro2">
          <table:table-cell office:value-type="float" office:value="0.379550466667929" calcext:value-type="float">
            <text:p>0.3796</text:p>
          </table:table-cell>
          <table:table-cell office:value-type="float" office:value="0.429405010149457" calcext:value-type="float">
            <text:p>0.4294</text:p>
          </table:table-cell>
          <table:table-cell office:value-type="float" office:value="0.531033356149058" calcext:value-type="float">
            <text:p>0.5310</text:p>
          </table:table-cell>
        </table:table-row>
        <table:table-row table:style-name="ro2">
          <table:table-cell office:value-type="float" office:value="0.352637593042798" calcext:value-type="float">
            <text:p>0.3526</text:p>
          </table:table-cell>
          <table:table-cell office:value-type="float" office:value="0.443531376229927" calcext:value-type="float">
            <text:p>0.4435</text:p>
          </table:table-cell>
          <table:table-cell office:value-type="float" office:value="0.533157613603527" calcext:value-type="float">
            <text:p>0.5332</text:p>
          </table:table-cell>
        </table:table-row>
        <table:table-row table:style-name="ro2">
          <table:table-cell table:formula="of:=AVERAGE([.A1:.A15])" office:value-type="float" office:value="0.366119905948341" calcext:value-type="float">
            <text:p>0.3661</text:p>
          </table:table-cell>
          <table:table-cell table:formula="of:=AVERAGE([.B1:.B15])" office:value-type="float" office:value="0.438137061644284" calcext:value-type="float">
            <text:p>0.4381</text:p>
          </table:table-cell>
          <table:table-cell table:formula="of:=AVERAGE([.C1:.C15])" office:value-type="float" office:value="0.529124283324901" calcext:value-type="float">
            <text:p>0.5291</text:p>
          </table:table-cell>
        </table:table-row>
        <table:table-row table:style-name="ro2" table:number-rows-repeated="104855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8:Sheet1.I10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4" number:min-decimal-places="4" number:min-integer-digits="1"/>
    </number:number-style>
    <number:number-style style:name="N169">
      <number:number number:decimal-places="1" number:min-decimal-places="1"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number:number-style style:name="N10130" number:language="en" number:country="US" loext:transliteration-spellout="capitalize cardinal" number:transliteration-language="en" number:transliteration-country="US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Default" style:family="table-cell" style:parent-style-name="Default"/>
    <style:style style:name="M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 style:data-style-name="N2" text:time-value="14:19:22.31079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2-13T14:23:55.759805000</dc:date>
    <meta:editing-duration>P1DT2H20M31S</meta:editing-duration>
    <meta:editing-cycles>422</meta:editing-cycles>
    <meta:generator>LibreOffice/25.8.3.2$MacOSX_AARCH64 LibreOffice_project/8ca8d55c161d602844f5428fa4b58097424e324e</meta:generator>
    <meta:document-statistic meta:table-count="2" meta:cell-count="377" meta:object-count="0"/>
  </office:meta>
</office:document-meta>
</file>